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libri" svg:font-family="Calibri"/>
    <style:font-face style:name="Microsoft JhengHei" svg:font-family="&quot;Microsoft JhengHei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5" style:family="table-cell" style:parent-style-name="Percent" style:data-style-name="N14">
      <style:table-cell-properties fo:border="thin solid #000000" style:vertical-align="middle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/>
    <style:style style:name="ce8" style:family="table-cell" style:parent-style-name="Default" style:data-style-name="N1">
      <style:table-cell-properties fo:border="thin solid #000000" style:vertical-align="to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Microsoft JhengHei" style:font-name-asian="Microsoft JhengHei" style:font-name-complex="Microsoft JhengHe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22791666666667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3.98638888888889cm"/>
    </style:style>
    <style:style style:name="co4" style:family="table-column">
      <style:table-column-properties fo:break-before="auto" style:column-width="1.92263888888889cm" style:use-optimal-column-width="true"/>
    </style:style>
    <style:style style:name="co5" style:family="table-column">
      <style:table-column-properties fo:break-before="auto" style:column-width="3.86291666666667cm"/>
    </style:style>
    <style:style style:name="co6" style:family="table-column">
      <style:table-column-properties fo:break-before="auto" style:column-width="2.87513888888889cm"/>
    </style:style>
    <style:style style:name="co7" style:family="table-column">
      <style:table-column-properties fo:break-before="auto" style:column-width="1.39347222222222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7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4">
            <text:p>Hotel</text:p>
          </table:table-cell>
          <table:table-cell office:value-type="string" table:style-name="ce4">
            <text:p>Area</text:p>
          </table:table-cell>
          <table:table-cell office:value-type="string" table:style-name="ce4">
            <text:p>Room</text:p>
          </table:table-cell>
          <table:table-cell office:value-type="string" table:style-name="ce6">
            <text:p>Demand</text:p>
          </table:table-cell>
          <table:table-cell office:value-type="string" table:style-name="ce5">
            <text:p>Occupancy</text:p>
          </table:table-cell>
          <table:table-cell office:value-type="string" table:style-name="ce3">
            <text:p>ADR</text:p>
          </table:table-cell>
          <table:table-cell office:value-type="string" table:style-name="ce4">
            <text:p>Room_Revenue</text:p>
          </table:table-cell>
          <table:table-cell office:value-type="string" table:style-name="ce3">
            <text:p>F&amp;B_Revenue</text:p>
          </table:table-cell>
          <table:table-cell office:value-type="string" table:style-name="ce4">
            <text:p>Total_Reven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⾸都⼤飯店</text:span></text:p>
          </table:table-cell>
          <table:table-cell office:value-type="string" table:style-name="ce3">
            <text:p>Taipei</text:p>
          </table:table-cell>
          <table:table-cell office:value-type="float" office:value="129" table:style-name="ce2">
            <text:p>129</text:p>
          </table:table-cell>
          <table:table-cell office:value-type="float" office:value="2564" table:style-name="ce8">
            <text:p>2564</text:p>
          </table:table-cell>
          <table:table-cell office:value-type="string" table:style-name="ce2">
            <text:p><text:span text:style-name="T2">66.25%</text:span></text:p>
          </table:table-cell>
          <table:table-cell office:value-type="float" office:value="2963" table:style-name="ce2">
            <text:p>2963</text:p>
          </table:table-cell>
          <table:table-cell office:value-type="float" office:value="7596928" table:style-name="ce2">
            <text:p>7596928</text:p>
          </table:table-cell>
          <table:table-cell office:value-type="float" office:value="2911542" table:style-name="ce2">
            <text:p>2911542</text:p>
          </table:table-cell>
          <table:table-cell office:value-type="float" office:value="11167844" table:style-name="ce1">
            <text:p>111678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Capital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國聯⼤飯店</text:span></text:p>
          </table:table-cell>
          <table:table-cell office:value-type="string" table:style-name="ce3">
            <text:p>Taipei</text:p>
          </table:table-cell>
          <table:table-cell office:value-type="float" office:value="243" table:style-name="ce2">
            <text:p>243</text:p>
          </table:table-cell>
          <table:table-cell office:value-type="float" office:value="5110" table:style-name="ce8">
            <text:p>5110</text:p>
          </table:table-cell>
          <table:table-cell office:value-type="string" table:style-name="ce2">
            <text:p><text:span text:style-name="T2">70.10%</text:span></text:p>
          </table:table-cell>
          <table:table-cell office:value-type="float" office:value="2374" table:style-name="ce2">
            <text:p>2374</text:p>
          </table:table-cell>
          <table:table-cell office:value-type="float" office:value="12131282" table:style-name="ce2">
            <text:p>12131282</text:p>
          </table:table-cell>
          <table:table-cell office:value-type="float" office:value="1929905" table:style-name="ce2">
            <text:p>1929905</text:p>
          </table:table-cell>
          <table:table-cell office:value-type="float" office:value="15573253" table:style-name="ce1">
            <text:p>155732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United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歐華酒店</text:span></text:p>
          </table:table-cell>
          <table:table-cell office:value-type="string" table:style-name="ce3">
            <text:p>Taipei</text:p>
          </table:table-cell>
          <table:table-cell office:value-type="float" office:value="112" table:style-name="ce2">
            <text:p>112</text:p>
          </table:table-cell>
          <table:table-cell office:value-type="float" office:value="2207" table:style-name="ce8">
            <text:p>2207</text:p>
          </table:table-cell>
          <table:table-cell office:value-type="string" table:style-name="ce2">
            <text:p><text:span text:style-name="T2">65.68%</text:span></text:p>
          </table:table-cell>
          <table:table-cell office:value-type="float" office:value="2920" table:style-name="ce2">
            <text:p>2920</text:p>
          </table:table-cell>
          <table:table-cell office:value-type="float" office:value="6444949" table:style-name="ce2">
            <text:p>6444949</text:p>
          </table:table-cell>
          <table:table-cell office:value-type="float" office:value="6164469" table:style-name="ce2">
            <text:p>6164469</text:p>
          </table:table-cell>
          <table:table-cell office:value-type="float" office:value="14050614" table:style-name="ce1">
            <text:p>140506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Riviera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福容⼤飯店</text:span><text:span text:style-name="T1"><text:s/>台北一館</text:span></text:p>
          </table:table-cell>
          <table:table-cell office:value-type="string" table:style-name="ce3">
            <text:p>Taipei</text:p>
          </table:table-cell>
          <table:table-cell office:value-type="float" office:value="120" table:style-name="ce2">
            <text:p>120</text:p>
          </table:table-cell>
          <table:table-cell office:value-type="float" office:value="2439" table:style-name="ce8">
            <text:p>2439</text:p>
          </table:table-cell>
          <table:table-cell office:value-type="string" table:style-name="ce2">
            <text:p><text:span text:style-name="T2">67.75%</text:span></text:p>
          </table:table-cell>
          <table:table-cell office:value-type="float" office:value="3030" table:style-name="ce2">
            <text:p>3030</text:p>
          </table:table-cell>
          <table:table-cell office:value-type="float" office:value="7388960" table:style-name="ce2">
            <text:p>7388960</text:p>
          </table:table-cell>
          <table:table-cell office:value-type="float" office:value="11284085" table:style-name="ce2">
            <text:p>11284085</text:p>
          </table:table-cell>
          <table:table-cell office:value-type="float" office:value="19929603" table:style-name="ce1">
            <text:p>199296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ullon</text:span><text:span text:style-name="T2"><text:s/>Hotel</text:span><text:span text:style-name="T2"><text:s/>Taipei,Centra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圓⼭⼤飯店</text:span></text:p>
          </table:table-cell>
          <table:table-cell office:value-type="string" table:style-name="ce3">
            <text:p>Taipei</text:p>
          </table:table-cell>
          <table:table-cell office:value-type="float" office:value="500" table:style-name="ce2">
            <text:p>500</text:p>
          </table:table-cell>
          <table:table-cell office:value-type="float" office:value="12315" table:style-name="ce8">
            <text:p>12315</text:p>
          </table:table-cell>
          <table:table-cell office:value-type="string" table:style-name="ce2">
            <text:p><text:span text:style-name="T2">82.10%</text:span></text:p>
          </table:table-cell>
          <table:table-cell office:value-type="float" office:value="3846" table:style-name="ce2">
            <text:p>3846</text:p>
          </table:table-cell>
          <table:table-cell office:value-type="float" office:value="47368119" table:style-name="ce2">
            <text:p>47368119</text:p>
          </table:table-cell>
          <table:table-cell office:value-type="float" office:value="66249800" table:style-name="ce2">
            <text:p>66249800</text:p>
          </table:table-cell>
          <table:table-cell office:value-type="float" office:value="129002865" table:style-name="ce1">
            <text:p>1290028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Grand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國賓⼤飯店</text:span></text:p>
          </table:table-cell>
          <table:table-cell office:value-type="string" table:style-name="ce3">
            <text:p>Taipei</text:p>
          </table:table-cell>
          <table:table-cell office:value-type="float" office:value="422" table:style-name="ce2">
            <text:p>422</text:p>
          </table:table-cell>
          <table:table-cell office:value-type="float" office:value="8978" table:style-name="ce8">
            <text:p>8978</text:p>
          </table:table-cell>
          <table:table-cell office:value-type="string" table:style-name="ce2">
            <text:p><text:span text:style-name="T2">70.92%</text:span></text:p>
          </table:table-cell>
          <table:table-cell office:value-type="float" office:value="4021" table:style-name="ce2">
            <text:p>4021</text:p>
          </table:table-cell>
          <table:table-cell office:value-type="float" office:value="36100274" table:style-name="ce2">
            <text:p>36100274</text:p>
          </table:table-cell>
          <table:table-cell office:value-type="float" office:value="87329524" table:style-name="ce2">
            <text:p>87329524</text:p>
          </table:table-cell>
          <table:table-cell office:value-type="float" office:value="131397386" table:style-name="ce1">
            <text:p>1313973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Ambassador</text:span><text:span text:style-name="T2"><text:s/>Hotel-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華國⼤飯店</text:span></text:p>
          </table:table-cell>
          <table:table-cell office:value-type="string" table:style-name="ce3">
            <text:p>Taipei</text:p>
          </table:table-cell>
          <table:table-cell office:value-type="float" office:value="326" table:style-name="ce2">
            <text:p>326</text:p>
          </table:table-cell>
          <table:table-cell office:value-type="float" office:value="8264" table:style-name="ce8">
            <text:p>8264</text:p>
          </table:table-cell>
          <table:table-cell office:value-type="string" table:style-name="ce2">
            <text:p><text:span text:style-name="T2">84.50%</text:span></text:p>
          </table:table-cell>
          <table:table-cell office:value-type="float" office:value="3104" table:style-name="ce2">
            <text:p>3104</text:p>
          </table:table-cell>
          <table:table-cell office:value-type="float" office:value="25652929" table:style-name="ce2">
            <text:p>25652929</text:p>
          </table:table-cell>
          <table:table-cell office:value-type="float" office:value="10356386" table:style-name="ce2">
            <text:p>10356386</text:p>
          </table:table-cell>
          <table:table-cell office:value-type="float" office:value="37893932" table:style-name="ce1">
            <text:p>378939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Imperial</text:span><text:span text:style-name="T2"><text:s/>Hotel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華泰王⼦⼤飯店</text:span></text:p>
          </table:table-cell>
          <table:table-cell office:value-type="string" table:style-name="ce3">
            <text:p>Taipei</text:p>
          </table:table-cell>
          <table:table-cell office:value-type="float" office:value="216" table:style-name="ce2">
            <text:p>216</text:p>
          </table:table-cell>
          <table:table-cell office:value-type="float" office:value="5736" table:style-name="ce8">
            <text:p>5736</text:p>
          </table:table-cell>
          <table:table-cell office:value-type="string" table:style-name="ce2">
            <text:p><text:span text:style-name="T2">88.52%</text:span></text:p>
          </table:table-cell>
          <table:table-cell office:value-type="float" office:value="2940" table:style-name="ce2">
            <text:p>2940</text:p>
          </table:table-cell>
          <table:table-cell office:value-type="float" office:value="16865388" table:style-name="ce2">
            <text:p>16865388</text:p>
          </table:table-cell>
          <table:table-cell office:value-type="float" office:value="10463291" table:style-name="ce2">
            <text:p>10463291</text:p>
          </table:table-cell>
          <table:table-cell office:value-type="float" office:value="29677232" table:style-name="ce1">
            <text:p>296772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GLORIA</text:span><text:span text:style-name="T2"><text:s/>PRINCE</text:span><text:span text:style-name="T2"><text:s/>HOTEL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國王⼤飯店</text:span></text:p>
          </table:table-cell>
          <table:table-cell office:value-type="string" table:style-name="ce3">
            <text:p>Taipei</text:p>
          </table:table-cell>
          <table:table-cell office:value-type="float" office:value="97" table:style-name="ce2">
            <text:p>97</text:p>
          </table:table-cell>
          <table:table-cell office:value-type="float" office:value="2170" table:style-name="ce8">
            <text:p>2170</text:p>
          </table:table-cell>
          <table:table-cell office:value-type="string" table:style-name="ce2">
            <text:p><text:span text:style-name="T2">74.57%</text:span></text:p>
          </table:table-cell>
          <table:table-cell office:value-type="float" office:value="1523" table:style-name="ce2">
            <text:p>1523</text:p>
          </table:table-cell>
          <table:table-cell office:value-type="float" office:value="3304898" table:style-name="ce2">
            <text:p>3304898</text:p>
          </table:table-cell>
          <table:table-cell office:value-type="float" office:value="950386" table:style-name="ce2">
            <text:p>950386</text:p>
          </table:table-cell>
          <table:table-cell office:value-type="float" office:value="4314495" table:style-name="ce1">
            <text:p>43144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Emperor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豪景⼤酒店</text:span></text:p>
          </table:table-cell>
          <table:table-cell office:value-type="string" table:style-name="ce3">
            <text:p>Taipei</text:p>
          </table:table-cell>
          <table:table-cell office:value-type="float" office:value="209" table:style-name="ce2">
            <text:p>209</text:p>
          </table:table-cell>
          <table:table-cell office:value-type="float" office:value="4732" table:style-name="ce8">
            <text:p>4732</text:p>
          </table:table-cell>
          <table:table-cell office:value-type="string" table:style-name="ce2">
            <text:p><text:span text:style-name="T2">75.47%</text:span></text:p>
          </table:table-cell>
          <table:table-cell office:value-type="float" office:value="2086" table:style-name="ce2">
            <text:p>2086</text:p>
          </table:table-cell>
          <table:table-cell office:value-type="float" office:value="9872462" table:style-name="ce2">
            <text:p>9872462</text:p>
          </table:table-cell>
          <table:table-cell office:value-type="float" office:value="1194972" table:style-name="ce2">
            <text:p>1194972</text:p>
          </table:table-cell>
          <table:table-cell office:value-type="float" office:value="11330922" table:style-name="ce1">
            <text:p>113309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tel</text:span><text:span text:style-name="T2"><text:s/>Riverview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凱撒⼤飯店</text:span></text:p>
          </table:table-cell>
          <table:table-cell office:value-type="string" table:style-name="ce3">
            <text:p>Taipei</text:p>
          </table:table-cell>
          <table:table-cell office:value-type="float" office:value="478" table:style-name="ce2">
            <text:p>478</text:p>
          </table:table-cell>
          <table:table-cell office:value-type="float" office:value="13661" table:style-name="ce8">
            <text:p>13661</text:p>
          </table:table-cell>
          <table:table-cell office:value-type="string" table:style-name="ce2">
            <text:p><text:span text:style-name="T2">95.26%</text:span></text:p>
          </table:table-cell>
          <table:table-cell office:value-type="float" office:value="3908" table:style-name="ce2">
            <text:p>3908</text:p>
          </table:table-cell>
          <table:table-cell office:value-type="float" office:value="53391788" table:style-name="ce2">
            <text:p>53391788</text:p>
          </table:table-cell>
          <table:table-cell office:value-type="float" office:value="17362141" table:style-name="ce2">
            <text:p>17362141</text:p>
          </table:table-cell>
          <table:table-cell office:value-type="float" office:value="75890700" table:style-name="ce1">
            <text:p>758907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Caesar</text:span><text:span text:style-name="T2"><text:s/>Park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康華⼤飯店</text:span></text:p>
          </table:table-cell>
          <table:table-cell office:value-type="string" table:style-name="ce3">
            <text:p>Taipei</text:p>
          </table:table-cell>
          <table:table-cell office:value-type="float" office:value="215" table:style-name="ce2">
            <text:p>215</text:p>
          </table:table-cell>
          <table:table-cell office:value-type="float" office:value="5182" table:style-name="ce8">
            <text:p>5182</text:p>
          </table:table-cell>
          <table:table-cell office:value-type="string" table:style-name="ce2">
            <text:p><text:span text:style-name="T2">80.34%</text:span></text:p>
          </table:table-cell>
          <table:table-cell office:value-type="float" office:value="2542" table:style-name="ce2">
            <text:p>2542</text:p>
          </table:table-cell>
          <table:table-cell office:value-type="float" office:value="13173737" table:style-name="ce2">
            <text:p>13173737</text:p>
          </table:table-cell>
          <table:table-cell office:value-type="float" office:value="13340689" table:style-name="ce2">
            <text:p>13340689</text:p>
          </table:table-cell>
          <table:table-cell office:value-type="float" office:value="27166621" table:style-name="ce1">
            <text:p>271666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Golden</text:span><text:span text:style-name="T2"><text:s/>China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神旺⼤飯店</text:span></text:p>
          </table:table-cell>
          <table:table-cell office:value-type="string" table:style-name="ce3">
            <text:p>Taipei</text:p>
          </table:table-cell>
          <table:table-cell office:value-type="float" office:value="268" table:style-name="ce2">
            <text:p>268</text:p>
          </table:table-cell>
          <table:table-cell office:value-type="float" office:value="7273" table:style-name="ce8">
            <text:p>7273</text:p>
          </table:table-cell>
          <table:table-cell office:value-type="string" table:style-name="ce2">
            <text:p><text:span text:style-name="T2">90.46%</text:span></text:p>
          </table:table-cell>
          <table:table-cell office:value-type="float" office:value="2247" table:style-name="ce2">
            <text:p>2247</text:p>
          </table:table-cell>
          <table:table-cell office:value-type="float" office:value="16343614" table:style-name="ce2">
            <text:p>16343614</text:p>
          </table:table-cell>
          <table:table-cell office:value-type="float" office:value="28358942" table:style-name="ce2">
            <text:p>28358942</text:p>
          </table:table-cell>
          <table:table-cell office:value-type="float" office:value="48199568" table:style-name="ce1">
            <text:p>481995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an</text:span><text:span text:style-name="T2"><text:s/>Want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兄弟⼤飯店</text:span></text:p>
          </table:table-cell>
          <table:table-cell office:value-type="string" table:style-name="ce3">
            <text:p>Taipei</text:p>
          </table:table-cell>
          <table:table-cell office:value-type="float" office:value="250" table:style-name="ce2">
            <text:p>250</text:p>
          </table:table-cell>
          <table:table-cell office:value-type="float" office:value="6269" table:style-name="ce8">
            <text:p>6269</text:p>
          </table:table-cell>
          <table:table-cell office:value-type="string" table:style-name="ce2">
            <text:p><text:span text:style-name="T2">83.59%</text:span></text:p>
          </table:table-cell>
          <table:table-cell office:value-type="float" office:value="3401" table:style-name="ce2">
            <text:p>3401</text:p>
          </table:table-cell>
          <table:table-cell office:value-type="float" office:value="21321104" table:style-name="ce2">
            <text:p>21321104</text:p>
          </table:table-cell>
          <table:table-cell office:value-type="float" office:value="40567714" table:style-name="ce2">
            <text:p>40567714</text:p>
          </table:table-cell>
          <table:table-cell office:value-type="float" office:value="66890993" table:style-name="ce1">
            <text:p>6689099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Brother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三德⼤飯店</text:span></text:p>
          </table:table-cell>
          <table:table-cell office:value-type="string" table:style-name="ce3">
            <text:p>Taipei</text:p>
          </table:table-cell>
          <table:table-cell office:value-type="float" office:value="287" table:style-name="ce2">
            <text:p>287</text:p>
          </table:table-cell>
          <table:table-cell office:value-type="float" office:value="3684" table:style-name="ce8">
            <text:p>3684</text:p>
          </table:table-cell>
          <table:table-cell office:value-type="string" table:style-name="ce2">
            <text:p><text:span text:style-name="T2">42.79%</text:span></text:p>
          </table:table-cell>
          <table:table-cell office:value-type="float" office:value="2008" table:style-name="ce2">
            <text:p>2008</text:p>
          </table:table-cell>
          <table:table-cell office:value-type="float" office:value="7397734" table:style-name="ce2">
            <text:p>7397734</text:p>
          </table:table-cell>
          <table:table-cell office:value-type="float" office:value="692215" table:style-name="ce2">
            <text:p>692215</text:p>
          </table:table-cell>
          <table:table-cell office:value-type="float" office:value="8622163" table:style-name="ce1">
            <text:p>86221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antos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亞都麗緻⼤飯店</text:span></text:p>
          </table:table-cell>
          <table:table-cell office:value-type="string" table:style-name="ce3">
            <text:p>Taipei</text:p>
          </table:table-cell>
          <table:table-cell office:value-type="float" office:value="209" table:style-name="ce2">
            <text:p>209</text:p>
          </table:table-cell>
          <table:table-cell office:value-type="float" office:value="5535" table:style-name="ce8">
            <text:p>5535</text:p>
          </table:table-cell>
          <table:table-cell office:value-type="string" table:style-name="ce2">
            <text:p><text:span text:style-name="T2">88.28%</text:span></text:p>
          </table:table-cell>
          <table:table-cell office:value-type="float" office:value="4219" table:style-name="ce2">
            <text:p>4219</text:p>
          </table:table-cell>
          <table:table-cell office:value-type="float" office:value="23354477" table:style-name="ce2">
            <text:p>23354477</text:p>
          </table:table-cell>
          <table:table-cell office:value-type="float" office:value="14079187" table:style-name="ce2">
            <text:p>14079187</text:p>
          </table:table-cell>
          <table:table-cell office:value-type="float" office:value="42435408" table:style-name="ce1">
            <text:p>424354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Landis</text:span><text:span text:style-name="T2"><text:s/>Taipei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寒舍喜來登⼤飯店</text:span></text:p>
          </table:table-cell>
          <table:table-cell office:value-type="string" table:style-name="ce3">
            <text:p>Taipei</text:p>
          </table:table-cell>
          <table:table-cell office:value-type="float" office:value="688" table:style-name="ce2">
            <text:p>688</text:p>
          </table:table-cell>
          <table:table-cell office:value-type="float" office:value="17776" table:style-name="ce8">
            <text:p>17776</text:p>
          </table:table-cell>
          <table:table-cell office:value-type="string" table:style-name="ce2">
            <text:p><text:span text:style-name="T2">86.12%</text:span></text:p>
          </table:table-cell>
          <table:table-cell office:value-type="float" office:value="5235" table:style-name="ce2">
            <text:p>5235</text:p>
          </table:table-cell>
          <table:table-cell office:value-type="float" office:value="93064414" table:style-name="ce2">
            <text:p>93064414</text:p>
          </table:table-cell>
          <table:table-cell office:value-type="float" office:value="118326902" table:style-name="ce2">
            <text:p>118326902</text:p>
          </table:table-cell>
          <table:table-cell office:value-type="float" office:value="235210659" table:style-name="ce1">
            <text:p>2352106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heraton</text:span><text:span text:style-name="T2"><text:s/>Grand</text:span><text:span text:style-name="T2"><text:s/>Taipei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老爺⼤酒店</text:span></text:p>
          </table:table-cell>
          <table:table-cell office:value-type="string" table:style-name="ce3">
            <text:p>Taipei</text:p>
          </table:table-cell>
          <table:table-cell office:value-type="float" office:value="202" table:style-name="ce2">
            <text:p>202</text:p>
          </table:table-cell>
          <table:table-cell office:value-type="float" office:value="5809" table:style-name="ce8">
            <text:p>5809</text:p>
          </table:table-cell>
          <table:table-cell office:value-type="string" table:style-name="ce2">
            <text:p><text:span text:style-name="T2">95.86%</text:span></text:p>
          </table:table-cell>
          <table:table-cell office:value-type="float" office:value="5220" table:style-name="ce2">
            <text:p>5220</text:p>
          </table:table-cell>
          <table:table-cell office:value-type="float" office:value="30323574" table:style-name="ce2">
            <text:p>30323574</text:p>
          </table:table-cell>
          <table:table-cell office:value-type="float" office:value="26326859" table:style-name="ce2">
            <text:p>26326859</text:p>
          </table:table-cell>
          <table:table-cell office:value-type="float" office:value="63468953" table:style-name="ce1">
            <text:p>634689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tel</text:span><text:span text:style-name="T2"><text:s/>Royal-Nikko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福華⼤飯店</text:span></text:p>
          </table:table-cell>
          <table:table-cell office:value-type="string" table:style-name="ce3">
            <text:p>Taipei</text:p>
          </table:table-cell>
          <table:table-cell office:value-type="float" office:value="606" table:style-name="ce2">
            <text:p>606</text:p>
          </table:table-cell>
          <table:table-cell office:value-type="float" office:value="14819" table:style-name="ce8">
            <text:p>14819</text:p>
          </table:table-cell>
          <table:table-cell office:value-type="string" table:style-name="ce2">
            <text:p><text:span text:style-name="T2">81.51%</text:span></text:p>
          </table:table-cell>
          <table:table-cell office:value-type="float" office:value="3965" table:style-name="ce2">
            <text:p>3965</text:p>
          </table:table-cell>
          <table:table-cell office:value-type="float" office:value="58756000" table:style-name="ce2">
            <text:p>58756000</text:p>
          </table:table-cell>
          <table:table-cell office:value-type="float" office:value="48882000" table:style-name="ce2">
            <text:p>48882000</text:p>
          </table:table-cell>
          <table:table-cell office:value-type="float" office:value="127475000" table:style-name="ce1">
            <text:p>1274750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ward</text:span><text:span text:style-name="T2"><text:s/>Plaza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君悅酒店</text:span></text:p>
          </table:table-cell>
          <table:table-cell office:value-type="string" table:style-name="ce3">
            <text:p>Taipei</text:p>
          </table:table-cell>
          <table:table-cell office:value-type="float" office:value="850" table:style-name="ce2">
            <text:p>850</text:p>
          </table:table-cell>
          <table:table-cell office:value-type="float" office:value="22769" table:style-name="ce8">
            <text:p>22769</text:p>
          </table:table-cell>
          <table:table-cell office:value-type="string" table:style-name="ce2">
            <text:p><text:span text:style-name="T2">89.29%</text:span></text:p>
          </table:table-cell>
          <table:table-cell office:value-type="float" office:value="6468" table:style-name="ce2">
            <text:p>6468</text:p>
          </table:table-cell>
          <table:table-cell office:value-type="float" office:value="147271774" table:style-name="ce2">
            <text:p>147271774</text:p>
          </table:table-cell>
          <table:table-cell office:value-type="float" office:value="119484883" table:style-name="ce2">
            <text:p>119484883</text:p>
          </table:table-cell>
          <table:table-cell office:value-type="float" office:value="298525102" table:style-name="ce1">
            <text:p>2985251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Grand</text:span><text:span text:style-name="T2"><text:s/>Hyatt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晶華酒店</text:span></text:p>
          </table:table-cell>
          <table:table-cell office:value-type="string" table:style-name="ce3">
            <text:p>Taipei</text:p>
          </table:table-cell>
          <table:table-cell office:value-type="float" office:value="538" table:style-name="ce2">
            <text:p>538</text:p>
          </table:table-cell>
          <table:table-cell office:value-type="float" office:value="14625" table:style-name="ce8">
            <text:p>14625</text:p>
          </table:table-cell>
          <table:table-cell office:value-type="string" table:style-name="ce2">
            <text:p><text:span text:style-name="T2">90.61%</text:span></text:p>
          </table:table-cell>
          <table:table-cell office:value-type="float" office:value="5681" table:style-name="ce2">
            <text:p>5681</text:p>
          </table:table-cell>
          <table:table-cell office:value-type="float" office:value="83091223" table:style-name="ce2">
            <text:p>83091223</text:p>
          </table:table-cell>
          <table:table-cell office:value-type="float" office:value="136897633" table:style-name="ce2">
            <text:p>136897633</text:p>
          </table:table-cell>
          <table:table-cell office:value-type="float" office:value="274440377" table:style-name="ce1">
            <text:p>2744403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Regent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⻄華⼤飯店</text:span></text:p>
          </table:table-cell>
          <table:table-cell office:value-type="string" table:style-name="ce3">
            <text:p>Taipei</text:p>
          </table:table-cell>
          <table:table-cell office:value-type="float" office:value="343" table:style-name="ce2">
            <text:p>343</text:p>
          </table:table-cell>
          <table:table-cell office:value-type="float" office:value="9141" table:style-name="ce8">
            <text:p>9141</text:p>
          </table:table-cell>
          <table:table-cell office:value-type="string" table:style-name="ce2">
            <text:p><text:span text:style-name="T2">88.83%</text:span></text:p>
          </table:table-cell>
          <table:table-cell office:value-type="float" office:value="4496" table:style-name="ce2">
            <text:p>4496</text:p>
          </table:table-cell>
          <table:table-cell office:value-type="float" office:value="41097756" table:style-name="ce2">
            <text:p>41097756</text:p>
          </table:table-cell>
          <table:table-cell office:value-type="float" office:value="20774271" table:style-name="ce2">
            <text:p>20774271</text:p>
          </table:table-cell>
          <table:table-cell office:value-type="float" office:value="67760957" table:style-name="ce1">
            <text:p>677609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Sherwood</text:span><text:span text:style-name="T2"><text:s/>Hotel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香格⾥拉台北遠東國際⼤飯店</text:span></text:p>
          </table:table-cell>
          <table:table-cell office:value-type="string" table:style-name="ce3">
            <text:p>Taipei</text:p>
          </table:table-cell>
          <table:table-cell office:value-type="float" office:value="420" table:style-name="ce2">
            <text:p>420</text:p>
          </table:table-cell>
          <table:table-cell office:value-type="float" office:value="10076" table:style-name="ce8">
            <text:p>10076</text:p>
          </table:table-cell>
          <table:table-cell office:value-type="string" table:style-name="ce2">
            <text:p><text:span text:style-name="T2">79.97%</text:span></text:p>
          </table:table-cell>
          <table:table-cell office:value-type="float" office:value="6128" table:style-name="ce2">
            <text:p>6128</text:p>
          </table:table-cell>
          <table:table-cell office:value-type="float" office:value="61746648" table:style-name="ce2">
            <text:p>61746648</text:p>
          </table:table-cell>
          <table:table-cell office:value-type="float" office:value="68602367" table:style-name="ce2">
            <text:p>68602367</text:p>
          </table:table-cell>
          <table:table-cell office:value-type="float" office:value="149323169" table:style-name="ce1">
            <text:p>1493231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hangri-La's</text:span><text:span text:style-name="T2"><text:s/>Far</text:span><text:span text:style-name="T2"><text:s/>Eastern</text:span><text:span text:style-name="T2"><text:s/>Plaza</text:span><text:span text:style-name="T2"><text:s/>Hotel,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美麗信花園酒店</text:span></text:p>
          </table:table-cell>
          <table:table-cell office:value-type="string" table:style-name="ce3">
            <text:p>Taipei</text:p>
          </table:table-cell>
          <table:table-cell office:value-type="float" office:value="203" table:style-name="ce2">
            <text:p>203</text:p>
          </table:table-cell>
          <table:table-cell office:value-type="float" office:value="5485" table:style-name="ce8">
            <text:p>5485</text:p>
          </table:table-cell>
          <table:table-cell office:value-type="string" table:style-name="ce2">
            <text:p><text:span text:style-name="T2">90.07%</text:span></text:p>
          </table:table-cell>
          <table:table-cell office:value-type="float" office:value="2319" table:style-name="ce2">
            <text:p>2319</text:p>
          </table:table-cell>
          <table:table-cell office:value-type="float" office:value="12722287" table:style-name="ce2">
            <text:p>12722287</text:p>
          </table:table-cell>
          <table:table-cell office:value-type="float" office:value="7522839" table:style-name="ce2">
            <text:p>7522839</text:p>
          </table:table-cell>
          <table:table-cell office:value-type="float" office:value="26819470" table:style-name="ce1">
            <text:p>2681947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Miramar</text:span><text:span text:style-name="T2"><text:s/>Garden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寒舍艾美酒店</text:span></text:p>
          </table:table-cell>
          <table:table-cell office:value-type="string" table:style-name="ce3">
            <text:p>Taipei</text:p>
          </table:table-cell>
          <table:table-cell office:value-type="float" office:value="160" table:style-name="ce2">
            <text:p>160</text:p>
          </table:table-cell>
          <table:table-cell office:value-type="float" office:value="4360" table:style-name="ce8">
            <text:p>4360</text:p>
          </table:table-cell>
          <table:table-cell office:value-type="string" table:style-name="ce2">
            <text:p><text:span text:style-name="T2">90.83%</text:span></text:p>
          </table:table-cell>
          <table:table-cell office:value-type="float" office:value="9156" table:style-name="ce2">
            <text:p>9156</text:p>
          </table:table-cell>
          <table:table-cell office:value-type="float" office:value="39921447" table:style-name="ce2">
            <text:p>39921447</text:p>
          </table:table-cell>
          <table:table-cell office:value-type="float" office:value="69169968" table:style-name="ce2">
            <text:p>69169968</text:p>
          </table:table-cell>
          <table:table-cell office:value-type="float" office:value="125613064" table:style-name="ce1">
            <text:p>1256130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Le</text:span><text:span text:style-name="T2"><text:s/>Meridien</text:span><text:span text:style-name="T2"><text:s/>Taipei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</text:span><text:span text:style-name="T2">W</text:span><text:span text:style-name="T1">飯店</text:span></text:p>
          </table:table-cell>
          <table:table-cell office:value-type="string" table:style-name="ce3">
            <text:p>Taipei</text:p>
          </table:table-cell>
          <table:table-cell office:value-type="float" office:value="405" table:style-name="ce2">
            <text:p>405</text:p>
          </table:table-cell>
          <table:table-cell office:value-type="float" office:value="11074" table:style-name="ce8">
            <text:p>11074</text:p>
          </table:table-cell>
          <table:table-cell office:value-type="string" table:style-name="ce2">
            <text:p><text:span text:style-name="T2">91.14%</text:span></text:p>
          </table:table-cell>
          <table:table-cell office:value-type="float" office:value="8921" table:style-name="ce2">
            <text:p>8921</text:p>
          </table:table-cell>
          <table:table-cell office:value-type="float" office:value="98795290" table:style-name="ce2">
            <text:p>98795290</text:p>
          </table:table-cell>
          <table:table-cell office:value-type="float" office:value="62894435" table:style-name="ce2">
            <text:p>62894435</text:p>
          </table:table-cell>
          <table:table-cell office:value-type="float" office:value="181867020" table:style-name="ce1">
            <text:p>18186702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W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萬豪酒店</text:span></text:p>
          </table:table-cell>
          <table:table-cell office:value-type="string" table:style-name="ce3">
            <text:p>Taipei</text:p>
          </table:table-cell>
          <table:table-cell office:value-type="float" office:value="318" table:style-name="ce2">
            <text:p>318</text:p>
          </table:table-cell>
          <table:table-cell office:value-type="float" office:value="9288" table:style-name="ce8">
            <text:p>9288</text:p>
          </table:table-cell>
          <table:table-cell office:value-type="string" table:style-name="ce2">
            <text:p><text:span text:style-name="T2">97.36%</text:span></text:p>
          </table:table-cell>
          <table:table-cell office:value-type="float" office:value="6072" table:style-name="ce2">
            <text:p>6072</text:p>
          </table:table-cell>
          <table:table-cell office:value-type="float" office:value="56395505" table:style-name="ce2">
            <text:p>56395505</text:p>
          </table:table-cell>
          <table:table-cell office:value-type="float" office:value="81186247" table:style-name="ce2">
            <text:p>81186247</text:p>
          </table:table-cell>
          <table:table-cell office:value-type="float" office:value="180005322" table:style-name="ce1">
            <text:p>1800053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aipei</text:span><text:span text:style-name="T2"><text:s/>Marriott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美福⼤飯店</text:span></text:p>
          </table:table-cell>
          <table:table-cell office:value-type="string" table:style-name="ce3">
            <text:p>Taipei</text:p>
          </table:table-cell>
          <table:table-cell office:value-type="float" office:value="146" table:style-name="ce2">
            <text:p>146</text:p>
          </table:table-cell>
          <table:table-cell office:value-type="float" office:value="3231" table:style-name="ce8">
            <text:p>3231</text:p>
          </table:table-cell>
          <table:table-cell office:value-type="string" table:style-name="ce2">
            <text:p><text:span text:style-name="T2">73.77%</text:span></text:p>
          </table:table-cell>
          <table:table-cell office:value-type="float" office:value="6539" table:style-name="ce2">
            <text:p>6539</text:p>
          </table:table-cell>
          <table:table-cell office:value-type="float" office:value="21127473" table:style-name="ce2">
            <text:p>21127473</text:p>
          </table:table-cell>
          <table:table-cell office:value-type="float" office:value="59729744" table:style-name="ce2">
            <text:p>59729744</text:p>
          </table:table-cell>
          <table:table-cell office:value-type="float" office:value="87061643" table:style-name="ce1">
            <text:p>870616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Grand</text:span><text:span text:style-name="T2"><text:s/>Mayfull</text:span><text:span text:style-name="T2"><text:s/>Hotel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亞⼠都飯店</text:span></text:p>
          </table:table-cell>
          <table:table-cell office:value-type="string" table:style-name="ce3">
            <text:p>Taipei</text:p>
          </table:table-cell>
          <table:table-cell office:value-type="float" office:value="40" table:style-name="ce2">
            <text:p>40</text:p>
          </table:table-cell>
          <table:table-cell office:value-type="float" office:value="597" table:style-name="ce8">
            <text:p>597</text:p>
          </table:table-cell>
          <table:table-cell office:value-type="string" table:style-name="ce2">
            <text:p><text:span text:style-name="T2">49.75%</text:span></text:p>
          </table:table-cell>
          <table:table-cell office:value-type="float" office:value="2231" table:style-name="ce2">
            <text:p>2231</text:p>
          </table:table-cell>
          <table:table-cell office:value-type="float" office:value="1332128" table:style-name="ce2">
            <text:p>1332128</text:p>
          </table:table-cell>
          <table:table-cell office:value-type="float" office:value="0" table:style-name="ce2">
            <text:p>0</text:p>
          </table:table-cell>
          <table:table-cell office:value-type="float" office:value="1332128" table:style-name="ce1">
            <text:p>13321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Astar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第一⼤飯店</text:span></text:p>
          </table:table-cell>
          <table:table-cell office:value-type="string" table:style-name="ce3">
            <text:p>Taipei</text:p>
          </table:table-cell>
          <table:table-cell office:value-type="float" office:value="176" table:style-name="ce2">
            <text:p>176</text:p>
          </table:table-cell>
          <table:table-cell office:value-type="float" office:value="3970" table:style-name="ce8">
            <text:p>3970</text:p>
          </table:table-cell>
          <table:table-cell office:value-type="string" table:style-name="ce2">
            <text:p><text:span text:style-name="T2">75.19%</text:span></text:p>
          </table:table-cell>
          <table:table-cell office:value-type="float" office:value="1629" table:style-name="ce2">
            <text:p>1629</text:p>
          </table:table-cell>
          <table:table-cell office:value-type="float" office:value="6468208" table:style-name="ce2">
            <text:p>6468208</text:p>
          </table:table-cell>
          <table:table-cell office:value-type="float" office:value="4632265" table:style-name="ce2">
            <text:p>4632265</text:p>
          </table:table-cell>
          <table:table-cell office:value-type="float" office:value="30711270" table:style-name="ce1">
            <text:p>3071127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irst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六福客棧</text:span></text:p>
          </table:table-cell>
          <table:table-cell office:value-type="string" table:style-name="ce3">
            <text:p>Taipei</text:p>
          </table:table-cell>
          <table:table-cell office:value-type="float" office:value="230" table:style-name="ce2">
            <text:p>230</text:p>
          </table:table-cell>
          <table:table-cell office:value-type="float" office:value="5795" table:style-name="ce8">
            <text:p>5795</text:p>
          </table:table-cell>
          <table:table-cell office:value-type="string" table:style-name="ce2">
            <text:p><text:span text:style-name="T2">83.99%</text:span></text:p>
          </table:table-cell>
          <table:table-cell office:value-type="float" office:value="1399" table:style-name="ce2">
            <text:p>1399</text:p>
          </table:table-cell>
          <table:table-cell office:value-type="float" office:value="8109078" table:style-name="ce2">
            <text:p>8109078</text:p>
          </table:table-cell>
          <table:table-cell office:value-type="float" office:value="7917960" table:style-name="ce2">
            <text:p>7917960</text:p>
          </table:table-cell>
          <table:table-cell office:value-type="float" office:value="16481851" table:style-name="ce1">
            <text:p>164818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Leofoo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洛碁⼤飯店花華本館</text:span></text:p>
          </table:table-cell>
          <table:table-cell office:value-type="string" table:style-name="ce3">
            <text:p>Taipei</text:p>
          </table:table-cell>
          <table:table-cell office:value-type="float" office:value="112" table:style-name="ce2">
            <text:p>112</text:p>
          </table:table-cell>
          <table:table-cell office:value-type="float" office:value="2912" table:style-name="ce8">
            <text:p>2912</text:p>
          </table:table-cell>
          <table:table-cell office:value-type="string" table:style-name="ce2">
            <text:p><text:span text:style-name="T2">86.67%</text:span></text:p>
          </table:table-cell>
          <table:table-cell office:value-type="float" office:value="1767" table:style-name="ce2">
            <text:p>1767</text:p>
          </table:table-cell>
          <table:table-cell office:value-type="float" office:value="5144779" table:style-name="ce2">
            <text:p>5144779</text:p>
          </table:table-cell>
          <table:table-cell office:value-type="float" office:value="0" table:style-name="ce2">
            <text:p>0</text:p>
          </table:table-cell>
          <table:table-cell office:value-type="float" office:value="5144779" table:style-name="ce1">
            <text:p>51447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lora</text:span><text:span text:style-name="T2"><text:s/>Hotel</text:span><text:span text:style-name="T2"><text:s/>Main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義華酒店</text:span></text:p>
          </table:table-cell>
          <table:table-cell office:value-type="string" table:style-name="ce3">
            <text:p>Taipei</text:p>
          </table:table-cell>
          <table:table-cell office:value-type="float" office:value="149" table:style-name="ce2">
            <text:p>149</text:p>
          </table:table-cell>
          <table:table-cell office:value-type="float" office:value="2090" table:style-name="ce8">
            <text:p>2090</text:p>
          </table:table-cell>
          <table:table-cell office:value-type="string" table:style-name="ce2">
            <text:p><text:span text:style-name="T2">46.76%</text:span></text:p>
          </table:table-cell>
          <table:table-cell office:value-type="float" office:value="3698" table:style-name="ce2">
            <text:p>3698</text:p>
          </table:table-cell>
          <table:table-cell office:value-type="float" office:value="7729450" table:style-name="ce2">
            <text:p>7729450</text:p>
          </table:table-cell>
          <table:table-cell office:value-type="float" office:value="138014" table:style-name="ce2">
            <text:p>138014</text:p>
          </table:table-cell>
          <table:table-cell office:value-type="float" office:value="9384897" table:style-name="ce1">
            <text:p>93848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YIHUA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慶泰⼤飯店</text:span></text:p>
          </table:table-cell>
          <table:table-cell office:value-type="string" table:style-name="ce3">
            <text:p>Taipei</text:p>
          </table:table-cell>
          <table:table-cell office:value-type="float" office:value="150" table:style-name="ce2">
            <text:p>150</text:p>
          </table:table-cell>
          <table:table-cell office:value-type="float" office:value="3938" table:style-name="ce8">
            <text:p>3938</text:p>
          </table:table-cell>
          <table:table-cell office:value-type="string" table:style-name="ce2">
            <text:p><text:span text:style-name="T2">87.51%</text:span></text:p>
          </table:table-cell>
          <table:table-cell office:value-type="float" office:value="2866" table:style-name="ce2">
            <text:p>2866</text:p>
          </table:table-cell>
          <table:table-cell office:value-type="float" office:value="11285968" table:style-name="ce2">
            <text:p>11285968</text:p>
          </table:table-cell>
          <table:table-cell office:value-type="float" office:value="6987959" table:style-name="ce2">
            <text:p>6987959</text:p>
          </table:table-cell>
          <table:table-cell office:value-type="float" office:value="18816461" table:style-name="ce1">
            <text:p>188164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Gala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天成⼤飯店</text:span></text:p>
          </table:table-cell>
          <table:table-cell office:value-type="string" table:style-name="ce3">
            <text:p>Taipei</text:p>
          </table:table-cell>
          <table:table-cell office:value-type="float" office:value="225" table:style-name="ce2">
            <text:p>225</text:p>
          </table:table-cell>
          <table:table-cell office:value-type="float" office:value="6643" table:style-name="ce8">
            <text:p>6643</text:p>
          </table:table-cell>
          <table:table-cell office:value-type="string" table:style-name="ce2">
            <text:p><text:span text:style-name="T2">98.41%</text:span></text:p>
          </table:table-cell>
          <table:table-cell office:value-type="float" office:value="3214" table:style-name="ce2">
            <text:p>3214</text:p>
          </table:table-cell>
          <table:table-cell office:value-type="float" office:value="21348446" table:style-name="ce2">
            <text:p>21348446</text:p>
          </table:table-cell>
          <table:table-cell office:value-type="float" office:value="24679575" table:style-name="ce2">
            <text:p>24679575</text:p>
          </table:table-cell>
          <table:table-cell office:value-type="float" office:value="48786819" table:style-name="ce1">
            <text:p>487868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Cosmos</text:span><text:span text:style-name="T2"><text:s/>Hotel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君品⼤酒店</text:span></text:p>
          </table:table-cell>
          <table:table-cell office:value-type="string" table:style-name="ce3">
            <text:p>Taipei</text:p>
          </table:table-cell>
          <table:table-cell office:value-type="float" office:value="286" table:style-name="ce2">
            <text:p>286</text:p>
          </table:table-cell>
          <table:table-cell office:value-type="float" office:value="7453" table:style-name="ce8">
            <text:p>7453</text:p>
          </table:table-cell>
          <table:table-cell office:value-type="string" table:style-name="ce2">
            <text:p><text:span text:style-name="T2">86.86%</text:span></text:p>
          </table:table-cell>
          <table:table-cell office:value-type="float" office:value="5021" table:style-name="ce2">
            <text:p>5021</text:p>
          </table:table-cell>
          <table:table-cell office:value-type="float" office:value="37418374" table:style-name="ce2">
            <text:p>37418374</text:p>
          </table:table-cell>
          <table:table-cell office:value-type="float" office:value="54594858" table:style-name="ce2">
            <text:p>54594858</text:p>
          </table:table-cell>
          <table:table-cell office:value-type="float" office:value="96785492" table:style-name="ce1">
            <text:p>967854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Palais</text:span><text:span text:style-name="T2"><text:s/>De</text:span><text:span text:style-name="T2"><text:s/>Chine</text:span><text:span text:style-name="T2"><text:s/>Hotel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花園⼤酒店</text:span></text:p>
          </table:table-cell>
          <table:table-cell office:value-type="string" table:style-name="ce3">
            <text:p>Taipei</text:p>
          </table:table-cell>
          <table:table-cell office:value-type="float" office:value="241" table:style-name="ce2">
            <text:p>241</text:p>
          </table:table-cell>
          <table:table-cell office:value-type="float" office:value="6928" table:style-name="ce8">
            <text:p>6928</text:p>
          </table:table-cell>
          <table:table-cell office:value-type="string" table:style-name="ce2">
            <text:p><text:span text:style-name="T2">95.82%</text:span></text:p>
          </table:table-cell>
          <table:table-cell office:value-type="float" office:value="2318" table:style-name="ce2">
            <text:p>2318</text:p>
          </table:table-cell>
          <table:table-cell office:value-type="float" office:value="16058417" table:style-name="ce2">
            <text:p>16058417</text:p>
          </table:table-cell>
          <table:table-cell office:value-type="float" office:value="24425305" table:style-name="ce2">
            <text:p>24425305</text:p>
          </table:table-cell>
          <table:table-cell office:value-type="float" office:value="44237504" table:style-name="ce1">
            <text:p>442375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aipei</text:span><text:span text:style-name="T2"><text:s/>Garden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⽇勝⽣加賀屋國際溫泉飯店</text:span></text:p>
          </table:table-cell>
          <table:table-cell office:value-type="string" table:style-name="ce3">
            <text:p>Taipei</text:p>
          </table:table-cell>
          <table:table-cell office:value-type="float" office:value="90" table:style-name="ce2">
            <text:p>90</text:p>
          </table:table-cell>
          <table:table-cell office:value-type="float" office:value="1620" table:style-name="ce8">
            <text:p>1620</text:p>
          </table:table-cell>
          <table:table-cell office:value-type="string" table:style-name="ce2">
            <text:p><text:span text:style-name="T2">60.00%</text:span></text:p>
          </table:table-cell>
          <table:table-cell office:value-type="float" office:value="7657" table:style-name="ce2">
            <text:p>7657</text:p>
          </table:table-cell>
          <table:table-cell office:value-type="float" office:value="12404368" table:style-name="ce2">
            <text:p>12404368</text:p>
          </table:table-cell>
          <table:table-cell office:value-type="float" office:value="9678452" table:style-name="ce2">
            <text:p>9678452</text:p>
          </table:table-cell>
          <table:table-cell office:value-type="float" office:value="29614993" table:style-name="ce1">
            <text:p>2961499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Radium-Kagaya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北投麗禧溫泉酒店</text:span></text:p>
          </table:table-cell>
          <table:table-cell office:value-type="string" table:style-name="ce3">
            <text:p>Taipei</text:p>
          </table:table-cell>
          <table:table-cell office:value-type="float" office:value="66" table:style-name="ce2">
            <text:p>66</text:p>
          </table:table-cell>
          <table:table-cell office:value-type="float" office:value="1485" table:style-name="ce8">
            <text:p>1485</text:p>
          </table:table-cell>
          <table:table-cell office:value-type="string" table:style-name="ce2">
            <text:p><text:span text:style-name="T2">75.00%</text:span></text:p>
          </table:table-cell>
          <table:table-cell office:value-type="float" office:value="13616" table:style-name="ce2">
            <text:p>13616</text:p>
          </table:table-cell>
          <table:table-cell office:value-type="float" office:value="20219309" table:style-name="ce2">
            <text:p>20219309</text:p>
          </table:table-cell>
          <table:table-cell office:value-type="float" office:value="10857408" table:style-name="ce2">
            <text:p>10857408</text:p>
          </table:table-cell>
          <table:table-cell office:value-type="float" office:value="39677305" table:style-name="ce1">
            <text:p>396773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Grand</text:span><text:span text:style-name="T2"><text:s/>View</text:span><text:span text:style-name="T2"><text:s/>Resort</text:span><text:span text:style-name="T2"><text:s/>Beitou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寒舍艾麗酒店</text:span></text:p>
          </table:table-cell>
          <table:table-cell office:value-type="string" table:style-name="ce3">
            <text:p>Taipei</text:p>
          </table:table-cell>
          <table:table-cell office:value-type="float" office:value="235" table:style-name="ce2">
            <text:p>235</text:p>
          </table:table-cell>
          <table:table-cell office:value-type="float" office:value="6167" table:style-name="ce8">
            <text:p>6167</text:p>
          </table:table-cell>
          <table:table-cell office:value-type="string" table:style-name="ce2">
            <text:p><text:span text:style-name="T2">87.48%</text:span></text:p>
          </table:table-cell>
          <table:table-cell office:value-type="float" office:value="6405" table:style-name="ce2">
            <text:p>6405</text:p>
          </table:table-cell>
          <table:table-cell office:value-type="float" office:value="39500673" table:style-name="ce2">
            <text:p>39500673</text:p>
          </table:table-cell>
          <table:table-cell office:value-type="float" office:value="20597297" table:style-name="ce2">
            <text:p>20597297</text:p>
          </table:table-cell>
          <table:table-cell office:value-type="float" office:value="66290653" table:style-name="ce1">
            <text:p>662906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umble</text:span><text:span text:style-name="T2"><text:s/>House</text:span><text:span text:style-name="T2"><text:s/>Hotel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北投老爺酒店</text:span></text:p>
          </table:table-cell>
          <table:table-cell office:value-type="string" table:style-name="ce3">
            <text:p>Taipei</text:p>
          </table:table-cell>
          <table:table-cell office:value-type="float" office:value="50" table:style-name="ce2">
            <text:p>50</text:p>
          </table:table-cell>
          <table:table-cell office:value-type="float" office:value="950" table:style-name="ce8">
            <text:p>950</text:p>
          </table:table-cell>
          <table:table-cell office:value-type="string" table:style-name="ce2">
            <text:p><text:span text:style-name="T2">63.33%</text:span></text:p>
          </table:table-cell>
          <table:table-cell office:value-type="float" office:value="5670" table:style-name="ce2">
            <text:p>5670</text:p>
          </table:table-cell>
          <table:table-cell office:value-type="float" office:value="5386482" table:style-name="ce2">
            <text:p>5386482</text:p>
          </table:table-cell>
          <table:table-cell office:value-type="float" office:value="3306981" table:style-name="ce2">
            <text:p>3306981</text:p>
          </table:table-cell>
          <table:table-cell office:value-type="float" office:value="10162805" table:style-name="ce1">
            <text:p>101628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tel</text:span><text:span text:style-name="T2"><text:s/>Royal</text:span><text:span text:style-name="T2"><text:s/>Beitou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有園飯店</text:span></text:p>
          </table:table-cell>
          <table:table-cell office:value-type="string" table:style-name="ce3">
            <text:p>Taipei</text:p>
          </table:table-cell>
          <table:table-cell office:value-type="float" office:value="56" table:style-name="ce2">
            <text:p>56</text:p>
          </table:table-cell>
          <table:table-cell office:value-type="float" office:value="1578" table:style-name="ce8">
            <text:p>1578</text:p>
          </table:table-cell>
          <table:table-cell office:value-type="string" table:style-name="ce2">
            <text:p><text:span text:style-name="T2">93.93%</text:span></text:p>
          </table:table-cell>
          <table:table-cell office:value-type="float" office:value="2723" table:style-name="ce2">
            <text:p>2723</text:p>
          </table:table-cell>
          <table:table-cell office:value-type="float" office:value="4296365" table:style-name="ce2">
            <text:p>4296365</text:p>
          </table:table-cell>
          <table:table-cell office:value-type="float" office:value="319045" table:style-name="ce2">
            <text:p>319045</text:p>
          </table:table-cell>
          <table:table-cell office:value-type="float" office:value="4735319" table:style-name="ce1">
            <text:p>47353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U</text:span><text:span text:style-name="T2"><text:s/>HOTEL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合尊酒店</text:span></text:p>
          </table:table-cell>
          <table:table-cell office:value-type="string" table:style-name="ce3">
            <text:p>Taipei</text:p>
          </table:table-cell>
          <table:table-cell office:value-type="float" office:value="101" table:style-name="ce2">
            <text:p>101</text:p>
          </table:table-cell>
          <table:table-cell office:value-type="float" office:value="2430" table:style-name="ce8">
            <text:p>2430</text:p>
          </table:table-cell>
          <table:table-cell office:value-type="string" table:style-name="ce2">
            <text:p><text:span text:style-name="T2">80.20%</text:span></text:p>
          </table:table-cell>
          <table:table-cell office:value-type="float" office:value="3739" table:style-name="ce2">
            <text:p>3739</text:p>
          </table:table-cell>
          <table:table-cell office:value-type="float" office:value="9084942" table:style-name="ce2">
            <text:p>9084942</text:p>
          </table:table-cell>
          <table:table-cell office:value-type="float" office:value="4017067" table:style-name="ce2">
            <text:p>4017067</text:p>
          </table:table-cell>
          <table:table-cell office:value-type="float" office:value="14475527" table:style-name="ce1">
            <text:p>144755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中⼭雅樂軒酒店</text:span></text:p>
          </table:table-cell>
          <table:table-cell office:value-type="string" table:style-name="ce3">
            <text:p>Taipei</text:p>
          </table:table-cell>
          <table:table-cell office:value-type="float" office:value="88" table:style-name="ce2">
            <text:p>88</text:p>
          </table:table-cell>
          <table:table-cell office:value-type="float" office:value="2426" table:style-name="ce8">
            <text:p>2426</text:p>
          </table:table-cell>
          <table:table-cell office:value-type="string" table:style-name="ce2">
            <text:p><text:span text:style-name="T2">91.89%</text:span></text:p>
          </table:table-cell>
          <table:table-cell office:value-type="float" office:value="4260" table:style-name="ce2">
            <text:p>4260</text:p>
          </table:table-cell>
          <table:table-cell office:value-type="float" office:value="10334311" table:style-name="ce2">
            <text:p>10334311</text:p>
          </table:table-cell>
          <table:table-cell office:value-type="float" office:value="745814" table:style-name="ce2">
            <text:p>745814</text:p>
          </table:table-cell>
          <table:table-cell office:value-type="float" office:value="12353431" table:style-name="ce1">
            <text:p>123534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Aloft</text:span><text:span text:style-name="T2"><text:s/>Taipei</text:span><text:span text:style-name="T2"><text:s/>Zhongshan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華園⼤飯店</text:span></text:p>
          </table:table-cell>
          <table:table-cell office:value-type="string" table:style-name="ce2">
            <text:p>Kaohsiung</text:p>
          </table:table-cell>
          <table:table-cell office:value-type="float" office:value="269" table:style-name="ce2">
            <text:p>269</text:p>
          </table:table-cell>
          <table:table-cell office:value-type="float" office:value="6523" table:style-name="ce8">
            <text:p>6523</text:p>
          </table:table-cell>
          <table:table-cell office:value-type="string" table:style-name="ce2">
            <text:p><text:span text:style-name="T2">80.83%</text:span></text:p>
          </table:table-cell>
          <table:table-cell office:value-type="float" office:value="1398" table:style-name="ce2">
            <text:p>1398</text:p>
          </table:table-cell>
          <table:table-cell office:value-type="float" office:value="9119016" table:style-name="ce2">
            <text:p>9119016</text:p>
          </table:table-cell>
          <table:table-cell office:value-type="float" office:value="5050710" table:style-name="ce2">
            <text:p>5050710</text:p>
          </table:table-cell>
          <table:table-cell office:value-type="float" office:value="14854989" table:style-name="ce1">
            <text:p>148549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tel</text:span><text:span text:style-name="T2"><text:s/>Holiday</text:span><text:span text:style-name="T2"><text:s/>Garden</text:span><text:span text:style-name="T2"><text:s/>Kaohsiung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⾼雄國賓⼤飯店</text:span></text:p>
          </table:table-cell>
          <table:table-cell office:value-type="string" table:style-name="ce2">
            <text:p>Kaohsiung</text:p>
          </table:table-cell>
          <table:table-cell office:value-type="float" office:value="453" table:style-name="ce2">
            <text:p>453</text:p>
          </table:table-cell>
          <table:table-cell office:value-type="float" office:value="11885" table:style-name="ce8">
            <text:p>11885</text:p>
          </table:table-cell>
          <table:table-cell office:value-type="string" table:style-name="ce2">
            <text:p><text:span text:style-name="T2">87.45%</text:span></text:p>
          </table:table-cell>
          <table:table-cell office:value-type="float" office:value="2001" table:style-name="ce2">
            <text:p>2001</text:p>
          </table:table-cell>
          <table:table-cell office:value-type="float" office:value="23776904" table:style-name="ce2">
            <text:p>23776904</text:p>
          </table:table-cell>
          <table:table-cell office:value-type="float" office:value="43242187" table:style-name="ce2">
            <text:p>43242187</text:p>
          </table:table-cell>
          <table:table-cell office:value-type="float" office:value="69260190" table:style-name="ce1">
            <text:p>6926019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Ambassador</text:span><text:span text:style-name="T2"><text:s/>Hotel</text:span><text:span text:style-name="T2"><text:s/>Kaohsiung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漢來⼤飯店</text:span></text:p>
          </table:table-cell>
          <table:table-cell office:value-type="string" table:style-name="ce2">
            <text:p>Kaohsiung</text:p>
          </table:table-cell>
          <table:table-cell office:value-type="float" office:value="535" table:style-name="ce2">
            <text:p>535</text:p>
          </table:table-cell>
          <table:table-cell office:value-type="float" office:value="13782" table:style-name="ce8">
            <text:p>13782</text:p>
          </table:table-cell>
          <table:table-cell office:value-type="string" table:style-name="ce2">
            <text:p><text:span text:style-name="T2">85.87%</text:span></text:p>
          </table:table-cell>
          <table:table-cell office:value-type="float" office:value="3015" table:style-name="ce2">
            <text:p>3015</text:p>
          </table:table-cell>
          <table:table-cell office:value-type="float" office:value="41553597" table:style-name="ce2">
            <text:p>41553597</text:p>
          </table:table-cell>
          <table:table-cell office:value-type="float" office:value="70384885" table:style-name="ce2">
            <text:p>70384885</text:p>
          </table:table-cell>
          <table:table-cell office:value-type="float" office:value="130354952" table:style-name="ce1">
            <text:p>1303549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GRAND</text:span><text:span text:style-name="T2"><text:s/>HI-LAI</text:span><text:span text:style-name="T2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⾼雄福華⼤飯店</text:span></text:p>
          </table:table-cell>
          <table:table-cell office:value-type="string" table:style-name="ce2">
            <text:p>Kaohsiung</text:p>
          </table:table-cell>
          <table:table-cell office:value-type="float" office:value="271" table:style-name="ce2">
            <text:p>271</text:p>
          </table:table-cell>
          <table:table-cell office:value-type="float" office:value="6925" table:style-name="ce8">
            <text:p>6925</text:p>
          </table:table-cell>
          <table:table-cell office:value-type="string" table:style-name="ce2">
            <text:p><text:span text:style-name="T2">85.18%</text:span></text:p>
          </table:table-cell>
          <table:table-cell office:value-type="float" office:value="2228" table:style-name="ce2">
            <text:p>2228</text:p>
          </table:table-cell>
          <table:table-cell office:value-type="float" office:value="15431079" table:style-name="ce2">
            <text:p>15431079</text:p>
          </table:table-cell>
          <table:table-cell office:value-type="float" office:value="25659627" table:style-name="ce2">
            <text:p>25659627</text:p>
          </table:table-cell>
          <table:table-cell office:value-type="float" office:value="45129470" table:style-name="ce1">
            <text:p>4512947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ward</text:span><text:span text:style-name="T2"><text:s/>Plaza</text:span><text:span text:style-name="T2"><text:s/>Hotel</text:span><text:span text:style-name="T2"><text:s/>Kaohsiung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寒軒國際⼤飯店</text:span></text:p>
          </table:table-cell>
          <table:table-cell office:value-type="string" table:style-name="ce2">
            <text:p>Kaohsiung</text:p>
          </table:table-cell>
          <table:table-cell office:value-type="float" office:value="380" table:style-name="ce2">
            <text:p>380</text:p>
          </table:table-cell>
          <table:table-cell office:value-type="float" office:value="8786" table:style-name="ce8">
            <text:p>8786</text:p>
          </table:table-cell>
          <table:table-cell office:value-type="string" table:style-name="ce2">
            <text:p><text:span text:style-name="T2">77.07%</text:span></text:p>
          </table:table-cell>
          <table:table-cell office:value-type="float" office:value="1971" table:style-name="ce2">
            <text:p>1971</text:p>
          </table:table-cell>
          <table:table-cell office:value-type="float" office:value="17316540" table:style-name="ce2">
            <text:p>17316540</text:p>
          </table:table-cell>
          <table:table-cell office:value-type="float" office:value="18550114" table:style-name="ce2">
            <text:p>18550114</text:p>
          </table:table-cell>
          <table:table-cell office:value-type="float" office:value="37010350" table:style-name="ce1">
            <text:p>3701035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an-Hsien</text:span><text:span text:style-name="T2"><text:s/>lnternational</text:span><text:span text:style-name="T2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麗尊⼤酒店</text:span></text:p>
          </table:table-cell>
          <table:table-cell office:value-type="string" table:style-name="ce2">
            <text:p>Kaohsiung</text:p>
          </table:table-cell>
          <table:table-cell office:value-type="float" office:value="198" table:style-name="ce2">
            <text:p>198</text:p>
          </table:table-cell>
          <table:table-cell office:value-type="float" office:value="3594" table:style-name="ce8">
            <text:p>3594</text:p>
          </table:table-cell>
          <table:table-cell office:value-type="string" table:style-name="ce2">
            <text:p><text:span text:style-name="T2">60.51%</text:span></text:p>
          </table:table-cell>
          <table:table-cell office:value-type="float" office:value="2220" table:style-name="ce2">
            <text:p>2220</text:p>
          </table:table-cell>
          <table:table-cell office:value-type="float" office:value="7979333" table:style-name="ce2">
            <text:p>7979333</text:p>
          </table:table-cell>
          <table:table-cell office:value-type="float" office:value="20053602" table:style-name="ce2">
            <text:p>20053602</text:p>
          </table:table-cell>
          <table:table-cell office:value-type="float" office:value="29231187" table:style-name="ce1">
            <text:p>292311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Lees</text:span><text:span text:style-name="T2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義⼤皇家酒店</text:span></text:p>
          </table:table-cell>
          <table:table-cell office:value-type="string" table:style-name="ce2">
            <text:p>Kaohsiung</text:p>
          </table:table-cell>
          <table:table-cell office:value-type="float" office:value="656" table:style-name="ce2">
            <text:p>656</text:p>
          </table:table-cell>
          <table:table-cell office:value-type="float" office:value="11165" table:style-name="ce8">
            <text:p>11165</text:p>
          </table:table-cell>
          <table:table-cell office:value-type="string" table:style-name="ce2">
            <text:p><text:span text:style-name="T2">56.73%</text:span></text:p>
          </table:table-cell>
          <table:table-cell office:value-type="float" office:value="2622" table:style-name="ce2">
            <text:p>2622</text:p>
          </table:table-cell>
          <table:table-cell office:value-type="float" office:value="29274630" table:style-name="ce2">
            <text:p>29274630</text:p>
          </table:table-cell>
          <table:table-cell office:value-type="float" office:value="21885491" table:style-name="ce2">
            <text:p>21885491</text:p>
          </table:table-cell>
          <table:table-cell office:value-type="float" office:value="53884863" table:style-name="ce1">
            <text:p>538848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E-DA</text:span><text:span text:style-name="T2"><text:s/>Royal</text:span><text:span text:style-name="T2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晶英國際⾏館</text:span></text:p>
          </table:table-cell>
          <table:table-cell office:value-type="string" table:style-name="ce2">
            <text:p>Kaohsiung</text:p>
          </table:table-cell>
          <table:table-cell office:value-type="float" office:value="147" table:style-name="ce2">
            <text:p>147</text:p>
          </table:table-cell>
          <table:table-cell office:value-type="float" office:value="2012" table:style-name="ce8">
            <text:p>2012</text:p>
          </table:table-cell>
          <table:table-cell office:value-type="string" table:style-name="ce2">
            <text:p><text:span text:style-name="T2">45.62%</text:span></text:p>
          </table:table-cell>
          <table:table-cell office:value-type="float" office:value="6176" table:style-name="ce2">
            <text:p>6176</text:p>
          </table:table-cell>
          <table:table-cell office:value-type="float" office:value="12425482" table:style-name="ce2">
            <text:p>12425482</text:p>
          </table:table-cell>
          <table:table-cell office:value-type="float" office:value="11618737" table:style-name="ce2">
            <text:p>11618737</text:p>
          </table:table-cell>
          <table:table-cell office:value-type="float" office:value="27061562" table:style-name="ce1">
            <text:p>270615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ilks</text:span><text:span text:style-name="T2"><text:s/>Club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福容⼤飯店</text:span><text:span text:style-name="T1"><text:s/>⾼雄</text:span></text:p>
          </table:table-cell>
          <table:table-cell office:value-type="string" table:style-name="ce2">
            <text:p>Kaohsiung</text:p>
          </table:table-cell>
          <table:table-cell office:value-type="float" office:value="250" table:style-name="ce2">
            <text:p>250</text:p>
          </table:table-cell>
          <table:table-cell office:value-type="float" office:value="5140" table:style-name="ce8">
            <text:p>5140</text:p>
          </table:table-cell>
          <table:table-cell office:value-type="string" table:style-name="ce2">
            <text:p><text:span text:style-name="T2">68.53%</text:span></text:p>
          </table:table-cell>
          <table:table-cell office:value-type="float" office:value="1726" table:style-name="ce2">
            <text:p>1726</text:p>
          </table:table-cell>
          <table:table-cell office:value-type="float" office:value="8873010" table:style-name="ce2">
            <text:p>8873010</text:p>
          </table:table-cell>
          <table:table-cell office:value-type="float" office:value="4903034" table:style-name="ce2">
            <text:p>4903034</text:p>
          </table:table-cell>
          <table:table-cell office:value-type="float" office:value="13806182" table:style-name="ce1">
            <text:p>138061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ullon</text:span><text:span text:style-name="T2"><text:s/>Hotel</text:span><text:span text:style-name="T2"><text:s/>Kaohsiung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全國⼤飯店</text:span></text:p>
          </table:table-cell>
          <table:table-cell office:value-type="string" table:style-name="ce2">
            <text:p>Taichung</text:p>
          </table:table-cell>
          <table:table-cell office:value-type="float" office:value="178" table:style-name="ce2">
            <text:p>178</text:p>
          </table:table-cell>
          <table:table-cell office:value-type="float" office:value="3710" table:style-name="ce8">
            <text:p>3710</text:p>
          </table:table-cell>
          <table:table-cell office:value-type="string" table:style-name="ce2">
            <text:p><text:span text:style-name="T2">69.48%</text:span></text:p>
          </table:table-cell>
          <table:table-cell office:value-type="float" office:value="2066" table:style-name="ce2">
            <text:p>2066</text:p>
          </table:table-cell>
          <table:table-cell office:value-type="float" office:value="7665927" table:style-name="ce2">
            <text:p>7665927</text:p>
          </table:table-cell>
          <table:table-cell office:value-type="float" office:value="13132711" table:style-name="ce2">
            <text:p>13132711</text:p>
          </table:table-cell>
          <table:table-cell office:value-type="float" office:value="23006254" table:style-name="ce1">
            <text:p>230062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tel</text:span><text:span text:style-name="T2"><text:s/>National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⻑榮桂冠酒店</text:span><text:span text:style-name="T2">(</text:span><text:span text:style-name="T1">台中</text:span><text:span text:style-name="T2">)</text:span></text:p>
          </table:table-cell>
          <table:table-cell office:value-type="string" table:style-name="ce2">
            <text:p>Taichung</text:p>
          </table:table-cell>
          <table:table-cell office:value-type="float" office:value="354" table:style-name="ce2">
            <text:p>354</text:p>
          </table:table-cell>
          <table:table-cell office:value-type="float" office:value="8831" table:style-name="ce8">
            <text:p>8831</text:p>
          </table:table-cell>
          <table:table-cell office:value-type="string" table:style-name="ce2">
            <text:p><text:span text:style-name="T2">83.15%</text:span></text:p>
          </table:table-cell>
          <table:table-cell office:value-type="float" office:value="2251" table:style-name="ce2">
            <text:p>2251</text:p>
          </table:table-cell>
          <table:table-cell office:value-type="float" office:value="19879720" table:style-name="ce2">
            <text:p>19879720</text:p>
          </table:table-cell>
          <table:table-cell office:value-type="float" office:value="26168736" table:style-name="ce2">
            <text:p>26168736</text:p>
          </table:table-cell>
          <table:table-cell office:value-type="float" office:value="51832896" table:style-name="ce1">
            <text:p>5183289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vergreen Laurel Hotel (Taichung)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中福華⼤飯店</text:span></text:p>
          </table:table-cell>
          <table:table-cell office:value-type="string" table:style-name="ce2">
            <text:p>Taichung</text:p>
          </table:table-cell>
          <table:table-cell office:value-type="float" office:value="155" table:style-name="ce2">
            <text:p>155</text:p>
          </table:table-cell>
          <table:table-cell office:value-type="float" office:value="3319" table:style-name="ce8">
            <text:p>3319</text:p>
          </table:table-cell>
          <table:table-cell office:value-type="string" table:style-name="ce2">
            <text:p><text:span text:style-name="T2">71.38%</text:span></text:p>
          </table:table-cell>
          <table:table-cell office:value-type="float" office:value="2594" table:style-name="ce2">
            <text:p>2594</text:p>
          </table:table-cell>
          <table:table-cell office:value-type="float" office:value="8608356" table:style-name="ce2">
            <text:p>8608356</text:p>
          </table:table-cell>
          <table:table-cell office:value-type="float" office:value="12078917" table:style-name="ce2">
            <text:p>12078917</text:p>
          </table:table-cell>
          <table:table-cell office:value-type="float" office:value="23614597" table:style-name="ce1">
            <text:p>236145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ward</text:span><text:span text:style-name="T2"><text:s/>Prince</text:span><text:span text:style-name="T2"><text:s/>Hotel</text:span><text:span text:style-name="T2"><text:s/>Taichung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中⾦典酒店</text:span></text:p>
          </table:table-cell>
          <table:table-cell office:value-type="string" table:style-name="ce2">
            <text:p>Taichung</text:p>
          </table:table-cell>
          <table:table-cell office:value-type="float" office:value="222" table:style-name="ce2">
            <text:p>222</text:p>
          </table:table-cell>
          <table:table-cell office:value-type="float" office:value="5701" table:style-name="ce8">
            <text:p>5701</text:p>
          </table:table-cell>
          <table:table-cell office:value-type="string" table:style-name="ce2">
            <text:p><text:span text:style-name="T2">85.60%</text:span></text:p>
          </table:table-cell>
          <table:table-cell office:value-type="float" office:value="2872" table:style-name="ce2">
            <text:p>2872</text:p>
          </table:table-cell>
          <table:table-cell office:value-type="float" office:value="16373623" table:style-name="ce2">
            <text:p>16373623</text:p>
          </table:table-cell>
          <table:table-cell office:value-type="float" office:value="23014195" table:style-name="ce2">
            <text:p>23014195</text:p>
          </table:table-cell>
          <table:table-cell office:value-type="float" office:value="54559824" table:style-name="ce1">
            <text:p>545598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Splendor</text:span><text:span text:style-name="T2"><text:s/>Hotel</text:span><text:span text:style-name="T2"><text:s/>Taichung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海灣藝術酒店</text:span></text:p>
          </table:table-cell>
          <table:table-cell office:value-type="string" table:style-name="ce2">
            <text:p>Taichung</text:p>
          </table:table-cell>
          <table:table-cell office:value-type="float" office:value="226" table:style-name="ce2">
            <text:p>226</text:p>
          </table:table-cell>
          <table:table-cell office:value-type="float" office:value="2909" table:style-name="ce8">
            <text:p>2909</text:p>
          </table:table-cell>
          <table:table-cell office:value-type="string" table:style-name="ce2">
            <text:p><text:span text:style-name="T2">42.91%</text:span></text:p>
          </table:table-cell>
          <table:table-cell office:value-type="float" office:value="1416" table:style-name="ce2">
            <text:p>1416</text:p>
          </table:table-cell>
          <table:table-cell office:value-type="float" office:value="4118068" table:style-name="ce2">
            <text:p>4118068</text:p>
          </table:table-cell>
          <table:table-cell office:value-type="float" office:value="1439641" table:style-name="ce2">
            <text:p>1439641</text:p>
          </table:table-cell>
          <table:table-cell office:value-type="float" office:value="5718413" table:style-name="ce1">
            <text:p>57184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iONE</text:span><text:span text:style-name="T2"><text:s/>GALLERY</text:span><text:span text:style-name="T2"><text:s/>HOTEL</text:span><text:span text:style-name="T2"><text:s/>TAICHUNG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裕元花園酒店</text:span></text:p>
          </table:table-cell>
          <table:table-cell office:value-type="string" table:style-name="ce2">
            <text:p>Taichung</text:p>
          </table:table-cell>
          <table:table-cell office:value-type="float" office:value="149" table:style-name="ce2">
            <text:p>149</text:p>
          </table:table-cell>
          <table:table-cell office:value-type="float" office:value="3944" table:style-name="ce8">
            <text:p>3944</text:p>
          </table:table-cell>
          <table:table-cell office:value-type="string" table:style-name="ce2">
            <text:p><text:span text:style-name="T2">88.23%</text:span></text:p>
          </table:table-cell>
          <table:table-cell office:value-type="float" office:value="3142" table:style-name="ce2">
            <text:p>3142</text:p>
          </table:table-cell>
          <table:table-cell office:value-type="float" office:value="12393232" table:style-name="ce2">
            <text:p>12393232</text:p>
          </table:table-cell>
          <table:table-cell office:value-type="float" office:value="26948486" table:style-name="ce2">
            <text:p>26948486</text:p>
          </table:table-cell>
          <table:table-cell office:value-type="float" office:value="44521125" table:style-name="ce1">
            <text:p>445211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Windsor</text:span><text:span text:style-name="T2"><text:s/>Hotel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中港酒店</text:span></text:p>
          </table:table-cell>
          <table:table-cell office:value-type="string" table:style-name="ce2">
            <text:p>Taichung</text:p>
          </table:table-cell>
          <table:table-cell office:value-type="float" office:value="200" table:style-name="ce2">
            <text:p>200</text:p>
          </table:table-cell>
          <table:table-cell office:value-type="float" office:value="3337" table:style-name="ce8">
            <text:p>3337</text:p>
          </table:table-cell>
          <table:table-cell office:value-type="string" table:style-name="ce2">
            <text:p><text:span text:style-name="T2">55.62%</text:span></text:p>
          </table:table-cell>
          <table:table-cell office:value-type="float" office:value="2597" table:style-name="ce2">
            <text:p>2597</text:p>
          </table:table-cell>
          <table:table-cell office:value-type="float" office:value="8667085" table:style-name="ce2">
            <text:p>8667085</text:p>
          </table:table-cell>
          <table:table-cell office:value-type="float" office:value="2649427" table:style-name="ce2">
            <text:p>2649427</text:p>
          </table:table-cell>
          <table:table-cell office:value-type="float" office:value="12160471" table:style-name="ce1">
            <text:p>121604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aichung</text:span><text:span text:style-name="T2"><text:s/>Harbor</text:span><text:span text:style-name="T2"><text:s/>Hotel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花蓮亞⼠都飯店</text:span></text:p>
          </table:table-cell>
          <table:table-cell office:value-type="string" table:style-name="ce2">
            <text:p>Hualien</text:p>
          </table:table-cell>
          <table:table-cell office:value-type="float" office:value="167" table:style-name="ce2">
            <text:p>167</text:p>
          </table:table-cell>
          <table:table-cell office:value-type="float" office:value="2112" table:style-name="ce8">
            <text:p>2112</text:p>
          </table:table-cell>
          <table:table-cell office:value-type="string" table:style-name="ce2">
            <text:p><text:span text:style-name="T2">42.16%</text:span></text:p>
          </table:table-cell>
          <table:table-cell office:value-type="float" office:value="1082" table:style-name="ce2">
            <text:p>1082</text:p>
          </table:table-cell>
          <table:table-cell office:value-type="float" office:value="2285645" table:style-name="ce2">
            <text:p>2285645</text:p>
          </table:table-cell>
          <table:table-cell office:value-type="float" office:value="1290327" table:style-name="ce2">
            <text:p>1290327</text:p>
          </table:table-cell>
          <table:table-cell office:value-type="float" office:value="3590972" table:style-name="ce1">
            <text:p>35909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Astar</text:span><text:span text:style-name="T2"><text:s/>Hotel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花蓮翰品酒店</text:span></text:p>
          </table:table-cell>
          <table:table-cell office:value-type="string" table:style-name="ce2">
            <text:p>Hualien</text:p>
          </table:table-cell>
          <table:table-cell office:value-type="float" office:value="197" table:style-name="ce2">
            <text:p>197</text:p>
          </table:table-cell>
          <table:table-cell office:value-type="float" office:value="4159" table:style-name="ce8">
            <text:p>4159</text:p>
          </table:table-cell>
          <table:table-cell office:value-type="string" table:style-name="ce2">
            <text:p><text:span text:style-name="T2">70.37%</text:span></text:p>
          </table:table-cell>
          <table:table-cell office:value-type="float" office:value="2174" table:style-name="ce2">
            <text:p>2174</text:p>
          </table:table-cell>
          <table:table-cell office:value-type="float" office:value="9040035" table:style-name="ce2">
            <text:p>9040035</text:p>
          </table:table-cell>
          <table:table-cell office:value-type="float" office:value="11878924" table:style-name="ce2">
            <text:p>11878924</text:p>
          </table:table-cell>
          <table:table-cell office:value-type="float" office:value="21825145" table:style-name="ce1">
            <text:p>218251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ualien</text:span><text:span text:style-name="T2"><text:s/>Chateau</text:span><text:span text:style-name="T2"><text:s/>de</text:span><text:span text:style-name="T2"><text:s/>Chine</text:span><text:span text:style-name="T2"><text:s/>Hotel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美侖⼤飯店</text:span></text:p>
          </table:table-cell>
          <table:table-cell office:value-type="string" table:style-name="ce2">
            <text:p>Hualien</text:p>
          </table:table-cell>
          <table:table-cell office:value-type="float" office:value="343" table:style-name="ce2">
            <text:p>343</text:p>
          </table:table-cell>
          <table:table-cell office:value-type="float" office:value="5751" table:style-name="ce8">
            <text:p>5751</text:p>
          </table:table-cell>
          <table:table-cell office:value-type="string" table:style-name="ce2">
            <text:p><text:span text:style-name="T2">55.89%</text:span></text:p>
          </table:table-cell>
          <table:table-cell office:value-type="float" office:value="2091" table:style-name="ce2">
            <text:p>2091</text:p>
          </table:table-cell>
          <table:table-cell office:value-type="float" office:value="12024212" table:style-name="ce2">
            <text:p>12024212</text:p>
          </table:table-cell>
          <table:table-cell office:value-type="float" office:value="12176793" table:style-name="ce2">
            <text:p>12176793</text:p>
          </table:table-cell>
          <table:table-cell office:value-type="float" office:value="24916437" table:style-name="ce1">
            <text:p>249164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Parkview</text:span><text:span text:style-name="T2"><text:s/>Hotel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遠雄悅來⼤飯店</text:span></text:p>
          </table:table-cell>
          <table:table-cell office:value-type="string" table:style-name="ce2">
            <text:p>Hualien</text:p>
          </table:table-cell>
          <table:table-cell office:value-type="float" office:value="381" table:style-name="ce2">
            <text:p>381</text:p>
          </table:table-cell>
          <table:table-cell office:value-type="float" office:value="4778" table:style-name="ce8">
            <text:p>4778</text:p>
          </table:table-cell>
          <table:table-cell office:value-type="string" table:style-name="ce2">
            <text:p><text:span text:style-name="T2">41.80%</text:span></text:p>
          </table:table-cell>
          <table:table-cell office:value-type="float" office:value="2816" table:style-name="ce2">
            <text:p>2816</text:p>
          </table:table-cell>
          <table:table-cell office:value-type="float" office:value="13454076" table:style-name="ce2">
            <text:p>13454076</text:p>
          </table:table-cell>
          <table:table-cell office:value-type="float" office:value="10715512" table:style-name="ce2">
            <text:p>10715512</text:p>
          </table:table-cell>
          <table:table-cell office:value-type="float" office:value="29352340" table:style-name="ce1">
            <text:p>293523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arglory</text:span><text:span text:style-name="T2"><text:s/>Hotel,</text:span><text:span text:style-name="T2"><text:s/>Hualien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瑞穗天合國際觀光酒店</text:span></text:p>
          </table:table-cell>
          <table:table-cell office:value-type="string" table:style-name="ce2">
            <text:p>Hualien</text:p>
          </table:table-cell>
          <table:table-cell office:value-type="float" office:value="198" table:style-name="ce2">
            <text:p>198</text:p>
          </table:table-cell>
          <table:table-cell office:value-type="float" office:value="3612" table:style-name="ce8">
            <text:p>3612</text:p>
          </table:table-cell>
          <table:table-cell office:value-type="string" table:style-name="ce2">
            <text:p><text:span text:style-name="T2">60.81%</text:span></text:p>
          </table:table-cell>
          <table:table-cell office:value-type="float" office:value="6812" table:style-name="ce2">
            <text:p>6812</text:p>
          </table:table-cell>
          <table:table-cell office:value-type="float" office:value="24605434" table:style-name="ce2">
            <text:p>24605434</text:p>
          </table:table-cell>
          <table:table-cell office:value-type="float" office:value="12266839" table:style-name="ce2">
            <text:p>12266839</text:p>
          </table:table-cell>
          <table:table-cell office:value-type="float" office:value="42159372" table:style-name="ce1">
            <text:p>421593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Grand</text:span><text:span text:style-name="T2"><text:s/>Cosmos</text:span><text:span text:style-name="T2"><text:s/>Resort</text:span><text:span text:style-name="T2"><text:s/>Ruisui,Hualien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馥藝⾦鬱⾦香酒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91" table:style-name="ce2">
            <text:p>191</text:p>
          </table:table-cell>
          <table:table-cell office:value-type="float" office:value="3128" table:style-name="ce8">
            <text:p>3128</text:p>
          </table:table-cell>
          <table:table-cell office:value-type="string" table:style-name="ce2">
            <text:p><text:span text:style-name="T2">54.59%</text:span></text:p>
          </table:table-cell>
          <table:table-cell office:value-type="float" office:value="2090" table:style-name="ce2">
            <text:p>2090</text:p>
          </table:table-cell>
          <table:table-cell office:value-type="float" office:value="6538768" table:style-name="ce2">
            <text:p>6538768</text:p>
          </table:table-cell>
          <table:table-cell office:value-type="float" office:value="5144229" table:style-name="ce2">
            <text:p>5144229</text:p>
          </table:table-cell>
          <table:table-cell office:value-type="float" office:value="12018715" table:style-name="ce1">
            <text:p>120187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Aesthetics</text:span><text:span text:style-name="T2"><text:s/>Golden</text:span><text:span text:style-name="T2"><text:s/>Tulip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晶悅國際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383" table:style-name="ce2">
            <text:p>383</text:p>
          </table:table-cell>
          <table:table-cell office:value-type="float" office:value="7843" table:style-name="ce8">
            <text:p>7843</text:p>
          </table:table-cell>
          <table:table-cell office:value-type="string" table:style-name="ce2">
            <text:p><text:span text:style-name="T2">68.26%</text:span></text:p>
          </table:table-cell>
          <table:table-cell office:value-type="float" office:value="1679" table:style-name="ce2">
            <text:p>1679</text:p>
          </table:table-cell>
          <table:table-cell office:value-type="float" office:value="13170211" table:style-name="ce2">
            <text:p>13170211</text:p>
          </table:table-cell>
          <table:table-cell office:value-type="float" office:value="7059436" table:style-name="ce2">
            <text:p>7059436</text:p>
          </table:table-cell>
          <table:table-cell office:value-type="float" office:value="21311146" table:style-name="ce1">
            <text:p>213111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Pleasant</text:span><text:span text:style-name="T2"><text:s/>Hotels</text:span><text:span text:style-name="T2"><text:s/>Internationa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尊爵天際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50" table:style-name="ce2">
            <text:p>250</text:p>
          </table:table-cell>
          <table:table-cell office:value-type="float" office:value="6801" table:style-name="ce8">
            <text:p>6801</text:p>
          </table:table-cell>
          <table:table-cell office:value-type="string" table:style-name="ce2">
            <text:p><text:span text:style-name="T2">90.68%</text:span></text:p>
          </table:table-cell>
          <table:table-cell office:value-type="float" office:value="2331" table:style-name="ce2">
            <text:p>2331</text:p>
          </table:table-cell>
          <table:table-cell office:value-type="float" office:value="15851427" table:style-name="ce2">
            <text:p>15851427</text:p>
          </table:table-cell>
          <table:table-cell office:value-type="float" office:value="26914852" table:style-name="ce2">
            <text:p>26914852</text:p>
          </table:table-cell>
          <table:table-cell office:value-type="float" office:value="43354256" table:style-name="ce1">
            <text:p>433542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Ｍ</text:span><text:span text:style-name="T2">onarch-Skyline</text:span><text:span text:style-name="T2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桃園喜來登酒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87" table:style-name="ce2">
            <text:p>187</text:p>
          </table:table-cell>
          <table:table-cell office:value-type="float" office:value="2219" table:style-name="ce8">
            <text:p>2219</text:p>
          </table:table-cell>
          <table:table-cell office:value-type="string" table:style-name="ce2">
            <text:p><text:span text:style-name="T2">39.55%</text:span></text:p>
          </table:table-cell>
          <table:table-cell office:value-type="float" office:value="2749" table:style-name="ce2">
            <text:p>2749</text:p>
          </table:table-cell>
          <table:table-cell office:value-type="float" office:value="6100897" table:style-name="ce2">
            <text:p>6100897</text:p>
          </table:table-cell>
          <table:table-cell office:value-type="float" office:value="8691035" table:style-name="ce2">
            <text:p>8691035</text:p>
          </table:table-cell>
          <table:table-cell office:value-type="float" office:value="16159453" table:style-name="ce1">
            <text:p>161594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HERATON</text:span><text:span text:style-name="T2"><text:s/>TAOYUAN</text:span><text:span text:style-name="T2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南⽅莊園渡假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11" table:style-name="ce2">
            <text:p>111</text:p>
          </table:table-cell>
          <table:table-cell office:value-type="float" office:value="2442" table:style-name="ce8">
            <text:p>2442</text:p>
          </table:table-cell>
          <table:table-cell office:value-type="string" table:style-name="ce2">
            <text:p><text:span text:style-name="T2">73.33%</text:span></text:p>
          </table:table-cell>
          <table:table-cell office:value-type="float" office:value="4235" table:style-name="ce2">
            <text:p>4235</text:p>
          </table:table-cell>
          <table:table-cell office:value-type="float" office:value="10340825" table:style-name="ce2">
            <text:p>10340825</text:p>
          </table:table-cell>
          <table:table-cell office:value-type="float" office:value="14692294" table:style-name="ce2">
            <text:p>14692294</text:p>
          </table:table-cell>
          <table:table-cell office:value-type="float" office:value="29798797" table:style-name="ce1">
            <text:p>297987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outh</text:span><text:span text:style-name="T2"><text:s/>Gardens</text:span><text:span text:style-name="T2"><text:s/>Resort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諾富特華航桃園機場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516" table:style-name="ce2">
            <text:p>516</text:p>
          </table:table-cell>
          <table:table-cell office:value-type="float" office:value="12193" table:style-name="ce8">
            <text:p>12193</text:p>
          </table:table-cell>
          <table:table-cell office:value-type="string" table:style-name="ce2">
            <text:p><text:span text:style-name="T2">78.77%</text:span></text:p>
          </table:table-cell>
          <table:table-cell office:value-type="float" office:value="2733" table:style-name="ce2">
            <text:p>2733</text:p>
          </table:table-cell>
          <table:table-cell office:value-type="float" office:value="33322713" table:style-name="ce2">
            <text:p>33322713</text:p>
          </table:table-cell>
          <table:table-cell office:value-type="float" office:value="24130904" table:style-name="ce2">
            <text:p>24130904</text:p>
          </table:table-cell>
          <table:table-cell office:value-type="float" office:value="62870335" table:style-name="ce1">
            <text:p>628703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Novotel</text:span><text:span text:style-name="T2"><text:s/>Taipei</text:span><text:span text:style-name="T2"><text:s/>Taoyuan</text:span><text:span text:style-name="T2"><text:s/>International</text:span><text:span text:style-name="T2"><text:s/>Airport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新⽵喜來登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386" table:style-name="ce2">
            <text:p>386</text:p>
          </table:table-cell>
          <table:table-cell office:value-type="float" office:value="10947" table:style-name="ce8">
            <text:p>10947</text:p>
          </table:table-cell>
          <table:table-cell office:value-type="string" table:style-name="ce2">
            <text:p><text:span text:style-name="T2">94.53%</text:span></text:p>
          </table:table-cell>
          <table:table-cell office:value-type="float" office:value="3606" table:style-name="ce2">
            <text:p>3606</text:p>
          </table:table-cell>
          <table:table-cell office:value-type="float" office:value="39479147" table:style-name="ce2">
            <text:p>39479147</text:p>
          </table:table-cell>
          <table:table-cell office:value-type="float" office:value="45190677" table:style-name="ce2">
            <text:p>45190677</text:p>
          </table:table-cell>
          <table:table-cell office:value-type="float" office:value="95711807" table:style-name="ce1">
            <text:p>957118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heraton</text:span><text:span text:style-name="T2"><text:s/>Hsinchu</text:span><text:span text:style-name="T2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新⽵老爺⼤酒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08" table:style-name="ce2">
            <text:p>208</text:p>
          </table:table-cell>
          <table:table-cell office:value-type="float" office:value="4706" table:style-name="ce8">
            <text:p>4706</text:p>
          </table:table-cell>
          <table:table-cell office:value-type="string" table:style-name="ce2">
            <text:p><text:span text:style-name="T2">75.42%</text:span></text:p>
          </table:table-cell>
          <table:table-cell office:value-type="float" office:value="3037" table:style-name="ce2">
            <text:p>3037</text:p>
          </table:table-cell>
          <table:table-cell office:value-type="float" office:value="14293094" table:style-name="ce2">
            <text:p>14293094</text:p>
          </table:table-cell>
          <table:table-cell office:value-type="float" office:value="13474270" table:style-name="ce2">
            <text:p>13474270</text:p>
          </table:table-cell>
          <table:table-cell office:value-type="float" office:value="29289519" table:style-name="ce1">
            <text:p>292895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tel</text:span><text:span text:style-name="T2"><text:s/>Royal</text:span><text:span text:style-name="T2"><text:s/>Hsinch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新⽵國賓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57" table:style-name="ce2">
            <text:p>257</text:p>
          </table:table-cell>
          <table:table-cell office:value-type="float" office:value="6361" table:style-name="ce8">
            <text:p>6361</text:p>
          </table:table-cell>
          <table:table-cell office:value-type="string" table:style-name="ce2">
            <text:p><text:span text:style-name="T2">82.50%</text:span></text:p>
          </table:table-cell>
          <table:table-cell office:value-type="float" office:value="2939" table:style-name="ce2">
            <text:p>2939</text:p>
          </table:table-cell>
          <table:table-cell office:value-type="float" office:value="18695366" table:style-name="ce2">
            <text:p>18695366</text:p>
          </table:table-cell>
          <table:table-cell office:value-type="float" office:value="35836992" table:style-name="ce2">
            <text:p>35836992</text:p>
          </table:table-cell>
          <table:table-cell office:value-type="float" office:value="59596438" table:style-name="ce1">
            <text:p>595964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Ambassador</text:span><text:span text:style-name="T2"><text:s/>Hotel</text:span><text:span text:style-name="T2"><text:s/>Hsinch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尊爵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31" table:style-name="ce2">
            <text:p>231</text:p>
          </table:table-cell>
          <table:table-cell office:value-type="float" office:value="5997" table:style-name="ce8">
            <text:p>5997</text:p>
          </table:table-cell>
          <table:table-cell office:value-type="string" table:style-name="ce2">
            <text:p><text:span text:style-name="T2">86.54%</text:span></text:p>
          </table:table-cell>
          <table:table-cell office:value-type="float" office:value="2199" table:style-name="ce2">
            <text:p>2199</text:p>
          </table:table-cell>
          <table:table-cell office:value-type="float" office:value="13188983" table:style-name="ce2">
            <text:p>13188983</text:p>
          </table:table-cell>
          <table:table-cell office:value-type="float" office:value="13654399" table:style-name="ce2">
            <text:p>13654399</text:p>
          </table:table-cell>
          <table:table-cell office:value-type="float" office:value="28824670" table:style-name="ce1">
            <text:p>2882467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Monarch</text:span><text:span text:style-name="T2"><text:s/>Plaza</text:span><text:span text:style-name="T2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古華花園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55" table:style-name="ce2">
            <text:p>255</text:p>
          </table:table-cell>
          <table:table-cell office:value-type="float" office:value="6861" table:style-name="ce8">
            <text:p>6861</text:p>
          </table:table-cell>
          <table:table-cell office:value-type="string" table:style-name="ce2">
            <text:p><text:span text:style-name="T2">89.69%</text:span></text:p>
          </table:table-cell>
          <table:table-cell office:value-type="float" office:value="2862" table:style-name="ce2">
            <text:p>2862</text:p>
          </table:table-cell>
          <table:table-cell office:value-type="float" office:value="19634579" table:style-name="ce2">
            <text:p>19634579</text:p>
          </table:table-cell>
          <table:table-cell office:value-type="float" office:value="16704595" table:style-name="ce2">
            <text:p>16704595</text:p>
          </table:table-cell>
          <table:table-cell office:value-type="float" office:value="38441303" table:style-name="ce1">
            <text:p>384413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tel</text:span><text:span text:style-name="T2"><text:s/>Kuva</text:span><text:span text:style-name="T2"><text:s/>Chatea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福容⼤飯店</text:span><text:span text:style-name="T1"><text:s/>桃園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82" table:style-name="ce2">
            <text:p>182</text:p>
          </table:table-cell>
          <table:table-cell office:value-type="float" office:value="4640" table:style-name="ce8">
            <text:p>4640</text:p>
          </table:table-cell>
          <table:table-cell office:value-type="string" table:style-name="ce2">
            <text:p><text:span text:style-name="T2">84.98%</text:span></text:p>
          </table:table-cell>
          <table:table-cell office:value-type="float" office:value="1627" table:style-name="ce2">
            <text:p>1627</text:p>
          </table:table-cell>
          <table:table-cell office:value-type="float" office:value="7550824" table:style-name="ce2">
            <text:p>7550824</text:p>
          </table:table-cell>
          <table:table-cell office:value-type="float" office:value="4412869" table:style-name="ce2">
            <text:p>4412869</text:p>
          </table:table-cell>
          <table:table-cell office:value-type="float" office:value="12522108" table:style-name="ce1">
            <text:p>125221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ullon</text:span><text:span text:style-name="T2"><text:s/>Hotel</text:span><text:span text:style-name="T2"><text:s/>Taoyuan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福容⼤飯店</text:span><text:span text:style-name="T1"><text:s/>林⼝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49" table:style-name="ce2">
            <text:p>149</text:p>
          </table:table-cell>
          <table:table-cell office:value-type="float" office:value="4057" table:style-name="ce8">
            <text:p>4057</text:p>
          </table:table-cell>
          <table:table-cell office:value-type="string" table:style-name="ce2">
            <text:p><text:span text:style-name="T2">90.76%</text:span></text:p>
          </table:table-cell>
          <table:table-cell office:value-type="float" office:value="1823" table:style-name="ce2">
            <text:p>1823</text:p>
          </table:table-cell>
          <table:table-cell office:value-type="float" office:value="7394814" table:style-name="ce2">
            <text:p>7394814</text:p>
          </table:table-cell>
          <table:table-cell office:value-type="float" office:value="4875612" table:style-name="ce2">
            <text:p>4875612</text:p>
          </table:table-cell>
          <table:table-cell office:value-type="float" office:value="12284011" table:style-name="ce1">
            <text:p>122840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ullon</text:span><text:span text:style-name="T2"><text:s/>Hotel</text:span><text:span text:style-name="T2"><text:s/>Linko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豐⾢喜來登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384" table:style-name="ce2">
            <text:p>384</text:p>
          </table:table-cell>
          <table:table-cell office:value-type="float" office:value="2737" table:style-name="ce8">
            <text:p>2737</text:p>
          </table:table-cell>
          <table:table-cell office:value-type="string" table:style-name="ce2">
            <text:p><text:span text:style-name="T2">23.76%</text:span></text:p>
          </table:table-cell>
          <table:table-cell office:value-type="float" office:value="4808" table:style-name="ce2">
            <text:p>4808</text:p>
          </table:table-cell>
          <table:table-cell office:value-type="float" office:value="13159715" table:style-name="ce2">
            <text:p>13159715</text:p>
          </table:table-cell>
          <table:table-cell office:value-type="float" office:value="4435867" table:style-name="ce2">
            <text:p>4435867</text:p>
          </table:table-cell>
          <table:table-cell office:value-type="float" office:value="19198189" table:style-name="ce1">
            <text:p>191981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heraton</text:span><text:span text:style-name="T2"><text:s/>Fongyi</text:span><text:span text:style-name="T2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陽明⼭中國麗緻⼤飯店</text:span></text:p>
          </table:table-cell>
          <table:table-cell office:value-type="string" table:style-name="ce2">
            <text:p>Scenery</text:p>
          </table:table-cell>
          <table:table-cell office:value-type="float" office:value="47" table:style-name="ce2">
            <text:p>47</text:p>
          </table:table-cell>
          <table:table-cell office:value-type="float" office:value="620" table:style-name="ce8">
            <text:p>620</text:p>
          </table:table-cell>
          <table:table-cell office:value-type="string" table:style-name="ce2">
            <text:p><text:span text:style-name="T2">43.97%</text:span></text:p>
          </table:table-cell>
          <table:table-cell office:value-type="float" office:value="4169" table:style-name="ce2">
            <text:p>4169</text:p>
          </table:table-cell>
          <table:table-cell office:value-type="float" office:value="2585045" table:style-name="ce2">
            <text:p>2585045</text:p>
          </table:table-cell>
          <table:table-cell office:value-type="float" office:value="2864170" table:style-name="ce2">
            <text:p>2864170</text:p>
          </table:table-cell>
          <table:table-cell office:value-type="float" office:value="7968442" table:style-name="ce1">
            <text:p>79684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tel</text:span><text:span text:style-name="T2"><text:s/>Landis</text:span><text:span text:style-name="T2"><text:s/>China</text:span><text:span text:style-name="T2"><text:s/>Yangmingshan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趣淘漫旅</text:span></text:p>
          </table:table-cell>
          <table:table-cell office:value-type="string" table:style-name="ce2">
            <text:p>Scenery</text:p>
          </table:table-cell>
          <table:table-cell office:value-type="float" office:value="198" table:style-name="ce2">
            <text:p>198</text:p>
          </table:table-cell>
          <table:table-cell office:value-type="float" office:value="3898" table:style-name="ce8">
            <text:p>3898</text:p>
          </table:table-cell>
          <table:table-cell office:value-type="string" table:style-name="ce2">
            <text:p><text:span text:style-name="T2">65.62%</text:span></text:p>
          </table:table-cell>
          <table:table-cell office:value-type="float" office:value="2740" table:style-name="ce2">
            <text:p>2740</text:p>
          </table:table-cell>
          <table:table-cell office:value-type="float" office:value="10678958" table:style-name="ce2">
            <text:p>10678958</text:p>
          </table:table-cell>
          <table:table-cell office:value-type="float" office:value="3418213" table:style-name="ce2">
            <text:p>3418213</text:p>
          </table:table-cell>
          <table:table-cell office:value-type="float" office:value="15725108" table:style-name="ce1">
            <text:p>157251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TEL</text:span><text:span text:style-name="T2"><text:s/>CHAM</text:span><text:span text:style-name="T2"><text:s/>CHAM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⾼雄圓⼭⼤飯店</text:span></text:p>
          </table:table-cell>
          <table:table-cell office:value-type="string" table:style-name="ce2">
            <text:p>Scenery</text:p>
          </table:table-cell>
          <table:table-cell office:value-type="float" office:value="107" table:style-name="ce2">
            <text:p>107</text:p>
          </table:table-cell>
          <table:table-cell office:value-type="float" office:value="1984" table:style-name="ce8">
            <text:p>1984</text:p>
          </table:table-cell>
          <table:table-cell office:value-type="string" table:style-name="ce2">
            <text:p><text:span text:style-name="T2">61.81%</text:span></text:p>
          </table:table-cell>
          <table:table-cell office:value-type="float" office:value="2345" table:style-name="ce2">
            <text:p>2345</text:p>
          </table:table-cell>
          <table:table-cell office:value-type="float" office:value="4652074" table:style-name="ce2">
            <text:p>4652074</text:p>
          </table:table-cell>
          <table:table-cell office:value-type="float" office:value="13605810" table:style-name="ce2">
            <text:p>13605810</text:p>
          </table:table-cell>
          <table:table-cell office:value-type="float" office:value="18992496" table:style-name="ce1">
            <text:p>189924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Grand</text:span><text:span text:style-name="T2"><text:s/>Hotel</text:span><text:span text:style-name="T2"><text:s/>Kaohsiung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礁溪老爺⼤酒店</text:span></text:p>
          </table:table-cell>
          <table:table-cell office:value-type="string" table:style-name="ce2">
            <text:p>Scenery</text:p>
          </table:table-cell>
          <table:table-cell office:value-type="float" office:value="197" table:style-name="ce2">
            <text:p>197</text:p>
          </table:table-cell>
          <table:table-cell office:value-type="float" office:value="4845" table:style-name="ce8">
            <text:p>4845</text:p>
          </table:table-cell>
          <table:table-cell office:value-type="string" table:style-name="ce2">
            <text:p><text:span text:style-name="T2">81.98%</text:span></text:p>
          </table:table-cell>
          <table:table-cell office:value-type="float" office:value="7197" table:style-name="ce2">
            <text:p>7197</text:p>
          </table:table-cell>
          <table:table-cell office:value-type="float" office:value="34871705" table:style-name="ce2">
            <text:p>34871705</text:p>
          </table:table-cell>
          <table:table-cell office:value-type="float" office:value="23938947" table:style-name="ce2">
            <text:p>23938947</text:p>
          </table:table-cell>
          <table:table-cell office:value-type="float" office:value="70043952" table:style-name="ce1">
            <text:p>700439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tel</text:span><text:span text:style-name="T2"><text:s/>Royal</text:span><text:span text:style-name="T2"><text:s/>Chiao-His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涵碧樓⼤飯店</text:span></text:p>
          </table:table-cell>
          <table:table-cell office:value-type="string" table:style-name="ce2">
            <text:p>Scenery</text:p>
          </table:table-cell>
          <table:table-cell office:value-type="float" office:value="96" table:style-name="ce2">
            <text:p>96</text:p>
          </table:table-cell>
          <table:table-cell office:value-type="float" office:value="2307" table:style-name="ce8">
            <text:p>2307</text:p>
          </table:table-cell>
          <table:table-cell office:value-type="string" table:style-name="ce2">
            <text:p><text:span text:style-name="T2">80.10%</text:span></text:p>
          </table:table-cell>
          <table:table-cell office:value-type="float" office:value="13913" table:style-name="ce2">
            <text:p>13913</text:p>
          </table:table-cell>
          <table:table-cell office:value-type="float" office:value="32096841" table:style-name="ce2">
            <text:p>32096841</text:p>
          </table:table-cell>
          <table:table-cell office:value-type="float" office:value="6523537" table:style-name="ce2">
            <text:p>6523537</text:p>
          </table:table-cell>
          <table:table-cell office:value-type="float" office:value="41867390" table:style-name="ce1">
            <text:p>4186739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Lalu</text:span><text:span text:style-name="T2"><text:s/>Sun</text:span><text:span text:style-name="T2"><text:s/>Moon</text:span><text:span text:style-name="T2"><text:s/>Lake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雲品溫泉酒店⽇⽉潭</text:span></text:p>
          </table:table-cell>
          <table:table-cell office:value-type="string" table:style-name="ce2">
            <text:p>Scenery</text:p>
          </table:table-cell>
          <table:table-cell office:value-type="float" office:value="211" table:style-name="ce2">
            <text:p>211</text:p>
          </table:table-cell>
          <table:table-cell office:value-type="float" office:value="5459" table:style-name="ce8">
            <text:p>5459</text:p>
          </table:table-cell>
          <table:table-cell office:value-type="string" table:style-name="ce2">
            <text:p><text:span text:style-name="T2">86.24%</text:span></text:p>
          </table:table-cell>
          <table:table-cell office:value-type="float" office:value="7598" table:style-name="ce2">
            <text:p>7598</text:p>
          </table:table-cell>
          <table:table-cell office:value-type="float" office:value="41478188" table:style-name="ce2">
            <text:p>41478188</text:p>
          </table:table-cell>
          <table:table-cell office:value-type="float" office:value="24423793" table:style-name="ce2">
            <text:p>24423793</text:p>
          </table:table-cell>
          <table:table-cell office:value-type="float" office:value="70662485" table:style-name="ce1">
            <text:p>706624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leur</text:span><text:span text:style-name="T2"><text:s/>De</text:span><text:span text:style-name="T2"><text:s/>Chine</text:span><text:span text:style-name="T2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⽇⽉⾏館</text:span></text:p>
          </table:table-cell>
          <table:table-cell office:value-type="string" table:style-name="ce2">
            <text:p>Scenery</text:p>
          </table:table-cell>
          <table:table-cell office:value-type="float" office:value="92" table:style-name="ce2">
            <text:p>92</text:p>
          </table:table-cell>
          <table:table-cell office:value-type="float" office:value="950" table:style-name="ce8">
            <text:p>950</text:p>
          </table:table-cell>
          <table:table-cell office:value-type="string" table:style-name="ce2">
            <text:p><text:span text:style-name="T2">34.42%</text:span></text:p>
          </table:table-cell>
          <table:table-cell office:value-type="float" office:value="10000" table:style-name="ce2">
            <text:p>10000</text:p>
          </table:table-cell>
          <table:table-cell office:value-type="float" office:value="9500000" table:style-name="ce2">
            <text:p>9500000</text:p>
          </table:table-cell>
          <table:table-cell office:value-type="float" office:value="2690498" table:style-name="ce2">
            <text:p>2690498</text:p>
          </table:table-cell>
          <table:table-cell office:value-type="float" office:value="12151172" table:style-name="ce1">
            <text:p>121511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Wen</text:span><text:span text:style-name="T2"><text:s/>Wan</text:span><text:span text:style-name="T2"><text:s/>Hotel</text:span><text:span text:style-name="T2"><text:s/>&amp;</text:span><text:span text:style-name="T2"><text:s/>Resorts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凱撒⼤飯店</text:span></text:p>
          </table:table-cell>
          <table:table-cell office:value-type="string" table:style-name="ce2">
            <text:p>Scenery</text:p>
          </table:table-cell>
          <table:table-cell office:value-type="float" office:value="281" table:style-name="ce2">
            <text:p>281</text:p>
          </table:table-cell>
          <table:table-cell office:value-type="float" office:value="7114" table:style-name="ce8">
            <text:p>7114</text:p>
          </table:table-cell>
          <table:table-cell office:value-type="string" table:style-name="ce2">
            <text:p><text:span text:style-name="T2">84.39%</text:span></text:p>
          </table:table-cell>
          <table:table-cell office:value-type="float" office:value="4434" table:style-name="ce2">
            <text:p>4434</text:p>
          </table:table-cell>
          <table:table-cell office:value-type="float" office:value="31540184" table:style-name="ce2">
            <text:p>31540184</text:p>
          </table:table-cell>
          <table:table-cell office:value-type="float" office:value="7596624" table:style-name="ce2">
            <text:p>7596624</text:p>
          </table:table-cell>
          <table:table-cell office:value-type="float" office:value="41021721" table:style-name="ce1">
            <text:p>410217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Caesar</text:span><text:span text:style-name="T2"><text:s/>Park</text:span><text:span text:style-name="T2"><text:s/>Hotel</text:span><text:span text:style-name="T2"><text:s/>Kenting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墾丁福華渡假飯店</text:span></text:p>
          </table:table-cell>
          <table:table-cell office:value-type="string" table:style-name="ce2">
            <text:p>Scenery</text:p>
          </table:table-cell>
          <table:table-cell office:value-type="float" office:value="458" table:style-name="ce2">
            <text:p>458</text:p>
          </table:table-cell>
          <table:table-cell office:value-type="float" office:value="8166" table:style-name="ce8">
            <text:p>8166</text:p>
          </table:table-cell>
          <table:table-cell office:value-type="string" table:style-name="ce2">
            <text:p><text:span text:style-name="T2">59.43%</text:span></text:p>
          </table:table-cell>
          <table:table-cell office:value-type="float" office:value="2541" table:style-name="ce2">
            <text:p>2541</text:p>
          </table:table-cell>
          <table:table-cell office:value-type="float" office:value="20751935" table:style-name="ce2">
            <text:p>20751935</text:p>
          </table:table-cell>
          <table:table-cell office:value-type="float" office:value="10524728" table:style-name="ce2">
            <text:p>10524728</text:p>
          </table:table-cell>
          <table:table-cell office:value-type="float" office:value="33058846" table:style-name="ce1">
            <text:p>330588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ward</text:span><text:span text:style-name="T2"><text:s/>Beach</text:span><text:span text:style-name="T2"><text:s/>Resort</text:span><text:span text:style-name="T2"><text:s/>Kenting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知本老爺⼤酒店</text:span></text:p>
          </table:table-cell>
          <table:table-cell office:value-type="string" table:style-name="ce2">
            <text:p>Scenery</text:p>
          </table:table-cell>
          <table:table-cell office:value-type="float" office:value="182" table:style-name="ce2">
            <text:p>182</text:p>
          </table:table-cell>
          <table:table-cell office:value-type="float" office:value="4605" table:style-name="ce8">
            <text:p>4605</text:p>
          </table:table-cell>
          <table:table-cell office:value-type="string" table:style-name="ce2">
            <text:p><text:span text:style-name="T2">84.34%</text:span></text:p>
          </table:table-cell>
          <table:table-cell office:value-type="float" office:value="3619" table:style-name="ce2">
            <text:p>3619</text:p>
          </table:table-cell>
          <table:table-cell office:value-type="float" office:value="16665893" table:style-name="ce2">
            <text:p>16665893</text:p>
          </table:table-cell>
          <table:table-cell office:value-type="float" office:value="10270287" table:style-name="ce2">
            <text:p>10270287</text:p>
          </table:table-cell>
          <table:table-cell office:value-type="float" office:value="30823210" table:style-name="ce1">
            <text:p>308232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tel</text:span><text:span text:style-name="T2"><text:s/>Royal</text:span><text:span text:style-name="T2"><text:s/>Chihpen</text:span><text:span text:style-name="T2"><text:s/>Spa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太魯閣晶英酒店</text:span></text:p>
          </table:table-cell>
          <table:table-cell office:value-type="string" table:style-name="ce2">
            <text:p>Scenery</text:p>
          </table:table-cell>
          <table:table-cell office:value-type="float" office:value="160" table:style-name="ce2">
            <text:p>160</text:p>
          </table:table-cell>
          <table:table-cell office:value-type="float" office:value="3649" table:style-name="ce8">
            <text:p>3649</text:p>
          </table:table-cell>
          <table:table-cell office:value-type="string" table:style-name="ce2">
            <text:p><text:span text:style-name="T2">76.02%</text:span></text:p>
          </table:table-cell>
          <table:table-cell office:value-type="float" office:value="7085" table:style-name="ce2">
            <text:p>7085</text:p>
          </table:table-cell>
          <table:table-cell office:value-type="float" office:value="25853944" table:style-name="ce2">
            <text:p>25853944</text:p>
          </table:table-cell>
          <table:table-cell office:value-type="float" office:value="8938223" table:style-name="ce2">
            <text:p>8938223</text:p>
          </table:table-cell>
          <table:table-cell office:value-type="float" office:value="38627128" table:style-name="ce1">
            <text:p>386271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ilks</text:span><text:span text:style-name="T2"><text:s/>Place</text:span><text:span text:style-name="T2"><text:s/>Hotel,</text:span><text:span text:style-name="T2"><text:s/>Taroko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福容⼤飯店</text:span><text:span text:style-name="T1"><text:s/>福隆</text:span></text:p>
          </table:table-cell>
          <table:table-cell office:value-type="string" table:style-name="ce2">
            <text:p>Scenery</text:p>
          </table:table-cell>
          <table:table-cell office:value-type="float" office:value="174" table:style-name="ce2">
            <text:p>174</text:p>
          </table:table-cell>
          <table:table-cell office:value-type="float" office:value="1634" table:style-name="ce8">
            <text:p>1634</text:p>
          </table:table-cell>
          <table:table-cell office:value-type="string" table:style-name="ce2">
            <text:p><text:span text:style-name="T2">31.30%</text:span></text:p>
          </table:table-cell>
          <table:table-cell office:value-type="float" office:value="3592" table:style-name="ce2">
            <text:p>3592</text:p>
          </table:table-cell>
          <table:table-cell office:value-type="float" office:value="5869102" table:style-name="ce2">
            <text:p>5869102</text:p>
          </table:table-cell>
          <table:table-cell office:value-type="float" office:value="4612819" table:style-name="ce2">
            <text:p>4612819</text:p>
          </table:table-cell>
          <table:table-cell office:value-type="float" office:value="10638062" table:style-name="ce1">
            <text:p>106380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ulong</text:span><text:span text:style-name="T2"><text:s/>Beach</text:span><text:span text:style-name="T2"><text:s/>Resort</text:span><text:span text:style-name="T2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龍⾕⼤飯店</text:span></text:p>
          </table:table-cell>
          <table:table-cell office:value-type="string" table:style-name="ce2">
            <text:p>Scenery</text:p>
          </table:table-cell>
          <table:table-cell office:value-type="float" office:value="189" table:style-name="ce2">
            <text:p>189</text:p>
          </table:table-cell>
          <table:table-cell office:value-type="float" office:value="2165" table:style-name="ce8">
            <text:p>2165</text:p>
          </table:table-cell>
          <table:table-cell office:value-type="string" table:style-name="ce2">
            <text:p><text:span text:style-name="T2">38.18%</text:span></text:p>
          </table:table-cell>
          <table:table-cell office:value-type="float" office:value="1866" table:style-name="ce2">
            <text:p>1866</text:p>
          </table:table-cell>
          <table:table-cell office:value-type="float" office:value="4040852" table:style-name="ce2">
            <text:p>4040852</text:p>
          </table:table-cell>
          <table:table-cell office:value-type="float" office:value="1455176" table:style-name="ce2">
            <text:p>1455176</text:p>
          </table:table-cell>
          <table:table-cell office:value-type="float" office:value="5815294" table:style-name="ce1">
            <text:p>58152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Dragon</text:span><text:span text:style-name="T2"><text:s/>Valley</text:span><text:span text:style-name="T2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阿⾥⼭賓館</text:span></text:p>
          </table:table-cell>
          <table:table-cell office:value-type="string" table:style-name="ce2">
            <text:p>Scenery</text:p>
          </table:table-cell>
          <table:table-cell office:value-type="float" office:value="35" table:style-name="ce2">
            <text:p>35</text:p>
          </table:table-cell>
          <table:table-cell office:value-type="float" office:value="543" table:style-name="ce8">
            <text:p>543</text:p>
          </table:table-cell>
          <table:table-cell office:value-type="string" table:style-name="ce2">
            <text:p><text:span text:style-name="T2">51.71%</text:span></text:p>
          </table:table-cell>
          <table:table-cell office:value-type="float" office:value="5259" table:style-name="ce2">
            <text:p>5259</text:p>
          </table:table-cell>
          <table:table-cell office:value-type="float" office:value="2855871" table:style-name="ce2">
            <text:p>2855871</text:p>
          </table:table-cell>
          <table:table-cell office:value-type="float" office:value="0" table:style-name="ce2">
            <text:p>0</text:p>
          </table:table-cell>
          <table:table-cell office:value-type="float" office:value="2855871" table:style-name="ce1">
            <text:p>28558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Alishan</text:span><text:span text:style-name="T2"><text:s/>House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名都觀光渡假⼤飯店</text:span></text:p>
          </table:table-cell>
          <table:table-cell office:value-type="string" table:style-name="ce2">
            <text:p>Scenery</text:p>
          </table:table-cell>
          <table:table-cell office:value-type="float" office:value="97" table:style-name="ce2">
            <text:p>97</text:p>
          </table:table-cell>
          <table:table-cell office:value-type="float" office:value="1785" table:style-name="ce8">
            <text:p>1785</text:p>
          </table:table-cell>
          <table:table-cell office:value-type="string" table:style-name="ce2">
            <text:p><text:span text:style-name="T2">61.34%</text:span></text:p>
          </table:table-cell>
          <table:table-cell office:value-type="float" office:value="947" table:style-name="ce2">
            <text:p>947</text:p>
          </table:table-cell>
          <table:table-cell office:value-type="float" office:value="1690089" table:style-name="ce2">
            <text:p>1690089</text:p>
          </table:table-cell>
          <table:table-cell office:value-type="float" office:value="3190115" table:style-name="ce2">
            <text:p>3190115</text:p>
          </table:table-cell>
          <table:table-cell office:value-type="float" office:value="5011206" table:style-name="ce1">
            <text:p>50112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Beau</text:span><text:span text:style-name="T2"><text:s/>Max</text:span><text:span text:style-name="T2"><text:s/>Resort</text:span><text:span text:style-name="T2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阿⾥⼭賓館</text:span><text:span text:style-name="T2">(</text:span><text:span text:style-name="T1">新館</text:span><text:span text:style-name="T2">)</text:span></text:p>
          </table:table-cell>
          <table:table-cell office:value-type="string" table:style-name="ce2">
            <text:p>Scenery</text:p>
          </table:table-cell>
          <table:table-cell office:value-type="float" office:value="104" table:style-name="ce2">
            <text:p>104</text:p>
          </table:table-cell>
          <table:table-cell office:value-type="float" office:value="2653" table:style-name="ce8">
            <text:p>2653</text:p>
          </table:table-cell>
          <table:table-cell office:value-type="string" table:style-name="ce2">
            <text:p><text:span text:style-name="T2">85.03%</text:span></text:p>
          </table:table-cell>
          <table:table-cell office:value-type="float" office:value="5256" table:style-name="ce2">
            <text:p>5256</text:p>
          </table:table-cell>
          <table:table-cell office:value-type="float" office:value="13943371" table:style-name="ce2">
            <text:p>13943371</text:p>
          </table:table-cell>
          <table:table-cell office:value-type="float" office:value="7941088" table:style-name="ce2">
            <text:p>7941088</text:p>
          </table:table-cell>
          <table:table-cell office:value-type="float" office:value="22349639" table:style-name="ce1">
            <text:p>223496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Alishan</text:span><text:span text:style-name="T2"><text:s/>House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墾丁怡灣渡假酒店</text:span></text:p>
          </table:table-cell>
          <table:table-cell office:value-type="string" table:style-name="ce2">
            <text:p>Scenery</text:p>
          </table:table-cell>
          <table:table-cell office:value-type="float" office:value="236" table:style-name="ce2">
            <text:p>236</text:p>
          </table:table-cell>
          <table:table-cell office:value-type="float" office:value="1625" table:style-name="ce8">
            <text:p>1625</text:p>
          </table:table-cell>
          <table:table-cell office:value-type="string" table:style-name="ce2">
            <text:p><text:span text:style-name="T2">22.95%</text:span></text:p>
          </table:table-cell>
          <table:table-cell office:value-type="float" office:value="2519" table:style-name="ce2">
            <text:p>2519</text:p>
          </table:table-cell>
          <table:table-cell office:value-type="float" office:value="4092670" table:style-name="ce2">
            <text:p>4092670</text:p>
          </table:table-cell>
          <table:table-cell office:value-type="float" office:value="424935" table:style-name="ce2">
            <text:p>424935</text:p>
          </table:table-cell>
          <table:table-cell office:value-type="float" office:value="4591601" table:style-name="ce1">
            <text:p>45916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Grand</text:span><text:span text:style-name="T2"><text:s/>Bay</text:span><text:span text:style-name="T2"><text:s/>Resort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福容⼤飯店</text:span><text:span text:style-name="T1"><text:s/>淡⽔漁⼈碼頭</text:span></text:p>
          </table:table-cell>
          <table:table-cell office:value-type="string" table:style-name="ce2">
            <text:p>Others</text:p>
          </table:table-cell>
          <table:table-cell office:value-type="float" office:value="198" table:style-name="ce2">
            <text:p>198</text:p>
          </table:table-cell>
          <table:table-cell office:value-type="float" office:value="3117" table:style-name="ce8">
            <text:p>3117</text:p>
          </table:table-cell>
          <table:table-cell office:value-type="string" table:style-name="ce2">
            <text:p><text:span text:style-name="T2">52.47%</text:span></text:p>
          </table:table-cell>
          <table:table-cell office:value-type="float" office:value="4276" table:style-name="ce2">
            <text:p>4276</text:p>
          </table:table-cell>
          <table:table-cell office:value-type="float" office:value="13329133" table:style-name="ce2">
            <text:p>13329133</text:p>
          </table:table-cell>
          <table:table-cell office:value-type="float" office:value="16849839" table:style-name="ce2">
            <text:p>16849839</text:p>
          </table:table-cell>
          <table:table-cell office:value-type="float" office:value="32183539" table:style-name="ce1">
            <text:p>321835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ullon</text:span><text:span text:style-name="T2"><text:s/>Hotel</text:span><text:span text:style-name="T2"><text:s/>Tamsui</text:span><text:span text:style-name="T2"><text:s/>Fishermen’s</text:span><text:span text:style-name="T2"><text:s/>Wharf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⼤板根渡假酒店</text:span></text:p>
          </table:table-cell>
          <table:table-cell office:value-type="string" table:style-name="ce2">
            <text:p>Others</text:p>
          </table:table-cell>
          <table:table-cell office:value-type="float" office:value="95" table:style-name="ce2">
            <text:p>95</text:p>
          </table:table-cell>
          <table:table-cell office:value-type="float" office:value="2448" table:style-name="ce8">
            <text:p>2448</text:p>
          </table:table-cell>
          <table:table-cell office:value-type="string" table:style-name="ce2">
            <text:p><text:span text:style-name="T2">85.89%</text:span></text:p>
          </table:table-cell>
          <table:table-cell office:value-type="float" office:value="4705" table:style-name="ce2">
            <text:p>4705</text:p>
          </table:table-cell>
          <table:table-cell office:value-type="float" office:value="11518781" table:style-name="ce2">
            <text:p>11518781</text:p>
          </table:table-cell>
          <table:table-cell office:value-type="float" office:value="16318512" table:style-name="ce2">
            <text:p>16318512</text:p>
          </table:table-cell>
          <table:table-cell office:value-type="float" office:value="46545953" table:style-name="ce1">
            <text:p>465459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Great</text:span><text:span text:style-name="T2"><text:s/>Roots</text:span><text:span text:style-name="T2"><text:s/>Resort</text:span><text:span text:style-name="T2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板橋凱撒⼤飯店</text:span></text:p>
          </table:table-cell>
          <table:table-cell office:value-type="string" table:style-name="ce2">
            <text:p>Others</text:p>
          </table:table-cell>
          <table:table-cell office:value-type="float" office:value="400" table:style-name="ce2">
            <text:p>400</text:p>
          </table:table-cell>
          <table:table-cell office:value-type="float" office:value="9578" table:style-name="ce8">
            <text:p>9578</text:p>
          </table:table-cell>
          <table:table-cell office:value-type="string" table:style-name="ce2">
            <text:p><text:span text:style-name="T2">79.82%</text:span></text:p>
          </table:table-cell>
          <table:table-cell office:value-type="float" office:value="4050" table:style-name="ce2">
            <text:p>4050</text:p>
          </table:table-cell>
          <table:table-cell office:value-type="float" office:value="38794223" table:style-name="ce2">
            <text:p>38794223</text:p>
          </table:table-cell>
          <table:table-cell office:value-type="float" office:value="9043316" table:style-name="ce2">
            <text:p>9043316</text:p>
          </table:table-cell>
          <table:table-cell office:value-type="float" office:value="47924051" table:style-name="ce1">
            <text:p>479240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Caesar</text:span><text:span text:style-name="T2"><text:s/>Park</text:span><text:span text:style-name="T2"><text:s/>Hotel</text:span><text:span text:style-name="T2"><text:s/>Banqiao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南⼤飯店</text:span></text:p>
          </table:table-cell>
          <table:table-cell office:value-type="string" table:style-name="ce2">
            <text:p>Others</text:p>
          </table:table-cell>
          <table:table-cell office:value-type="float" office:value="152" table:style-name="ce2">
            <text:p>152</text:p>
          </table:table-cell>
          <table:table-cell office:value-type="float" office:value="3442" table:style-name="ce8">
            <text:p>3442</text:p>
          </table:table-cell>
          <table:table-cell office:value-type="string" table:style-name="ce2">
            <text:p><text:span text:style-name="T2">75.48%</text:span></text:p>
          </table:table-cell>
          <table:table-cell office:value-type="float" office:value="2008" table:style-name="ce2">
            <text:p>2008</text:p>
          </table:table-cell>
          <table:table-cell office:value-type="float" office:value="6910890" table:style-name="ce2">
            <text:p>6910890</text:p>
          </table:table-cell>
          <table:table-cell office:value-type="float" office:value="11026906" table:style-name="ce2">
            <text:p>11026906</text:p>
          </table:table-cell>
          <table:table-cell office:value-type="float" office:value="19487936" table:style-name="ce1">
            <text:p>194879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tel</text:span><text:span text:style-name="T2"><text:s/>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⼤億麗緻酒店</text:span></text:p>
          </table:table-cell>
          <table:table-cell office:value-type="string" table:style-name="ce2">
            <text:p>Others</text:p>
          </table:table-cell>
          <table:table-cell office:value-type="float" office:value="315" table:style-name="ce2">
            <text:p>315</text:p>
          </table:table-cell>
          <table:table-cell office:value-type="float" office:value="7359" table:style-name="ce8">
            <text:p>7359</text:p>
          </table:table-cell>
          <table:table-cell office:value-type="string" table:style-name="ce2">
            <text:p><text:span text:style-name="T2">77.87%</text:span></text:p>
          </table:table-cell>
          <table:table-cell office:value-type="float" office:value="3063" table:style-name="ce2">
            <text:p>3063</text:p>
          </table:table-cell>
          <table:table-cell office:value-type="float" office:value="22539662" table:style-name="ce2">
            <text:p>22539662</text:p>
          </table:table-cell>
          <table:table-cell office:value-type="float" office:value="30386954" table:style-name="ce2">
            <text:p>30386954</text:p>
          </table:table-cell>
          <table:table-cell office:value-type="float" office:value="58976860" table:style-name="ce1">
            <text:p>589768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ayih</text:span><text:span text:style-name="T2"><text:s/>Landis</text:span><text:span text:style-name="T2"><text:s/>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糖⻑榮酒店</text:span><text:span text:style-name="T2">(</text:span><text:span text:style-name="T1">台南</text:span><text:span text:style-name="T2">)</text:span></text:p>
          </table:table-cell>
          <table:table-cell office:value-type="string" table:style-name="ce2">
            <text:p>Others</text:p>
          </table:table-cell>
          <table:table-cell office:value-type="float" office:value="197" table:style-name="ce2">
            <text:p>197</text:p>
          </table:table-cell>
          <table:table-cell office:value-type="float" office:value="5089" table:style-name="ce8">
            <text:p>5089</text:p>
          </table:table-cell>
          <table:table-cell office:value-type="string" table:style-name="ce2">
            <text:p><text:span text:style-name="T2">86.11%</text:span></text:p>
          </table:table-cell>
          <table:table-cell office:value-type="float" office:value="2376" table:style-name="ce2">
            <text:p>2376</text:p>
          </table:table-cell>
          <table:table-cell office:value-type="float" office:value="12093673" table:style-name="ce2">
            <text:p>12093673</text:p>
          </table:table-cell>
          <table:table-cell office:value-type="float" office:value="23669802" table:style-name="ce2">
            <text:p>23669802</text:p>
          </table:table-cell>
          <table:table-cell office:value-type="float" office:value="37708051" table:style-name="ce1">
            <text:p>377080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Evergreen</text:span><text:span text:style-name="T2"><text:s/>Plaza</text:span><text:span text:style-name="T2"><text:s/>Hotel(Tainan)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香格⾥拉台南遠東國際⼤飯店</text:span></text:p>
          </table:table-cell>
          <table:table-cell office:value-type="string" table:style-name="ce2">
            <text:p>Others</text:p>
          </table:table-cell>
          <table:table-cell office:value-type="float" office:value="331" table:style-name="ce2">
            <text:p>331</text:p>
          </table:table-cell>
          <table:table-cell office:value-type="float" office:value="7875" table:style-name="ce8">
            <text:p>7875</text:p>
          </table:table-cell>
          <table:table-cell office:value-type="string" table:style-name="ce2">
            <text:p><text:span text:style-name="T2">79.31%</text:span></text:p>
          </table:table-cell>
          <table:table-cell office:value-type="float" office:value="3468" table:style-name="ce2">
            <text:p>3468</text:p>
          </table:table-cell>
          <table:table-cell office:value-type="float" office:value="27313078" table:style-name="ce2">
            <text:p>27313078</text:p>
          </table:table-cell>
          <table:table-cell office:value-type="float" office:value="29269563" table:style-name="ce2">
            <text:p>29269563</text:p>
          </table:table-cell>
          <table:table-cell office:value-type="float" office:value="63931877" table:style-name="ce1">
            <text:p>639318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hangri-La’s</text:span><text:span text:style-name="T2"><text:s/>Far</text:span><text:span text:style-name="T2"><text:s/>Eastern</text:span><text:span text:style-name="T2"><text:s/>Plaza</text:span><text:span text:style-name="T2"><text:s/>Hotel,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南⼤員皇冠假⽇酒店</text:span></text:p>
          </table:table-cell>
          <table:table-cell office:value-type="string" table:style-name="ce2">
            <text:p>Others</text:p>
          </table:table-cell>
          <table:table-cell office:value-type="float" office:value="231" table:style-name="ce2">
            <text:p>231</text:p>
          </table:table-cell>
          <table:table-cell office:value-type="float" office:value="3909" table:style-name="ce8">
            <text:p>3909</text:p>
          </table:table-cell>
          <table:table-cell office:value-type="string" table:style-name="ce2">
            <text:p><text:span text:style-name="T2">56.41%</text:span></text:p>
          </table:table-cell>
          <table:table-cell office:value-type="float" office:value="3110" table:style-name="ce2">
            <text:p>3110</text:p>
          </table:table-cell>
          <table:table-cell office:value-type="float" office:value="12158891" table:style-name="ce2">
            <text:p>12158891</text:p>
          </table:table-cell>
          <table:table-cell office:value-type="float" office:value="15680516" table:style-name="ce2">
            <text:p>15680516</text:p>
          </table:table-cell>
          <table:table-cell office:value-type="float" office:value="30646250" table:style-name="ce1">
            <text:p>3064625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CROWNE</text:span><text:span text:style-name="T2"><text:s/>PLAZA</text:span><text:span text:style-name="T2"><text:s/>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蘭城晶英酒店</text:span></text:p>
          </table:table-cell>
          <table:table-cell office:value-type="string" table:style-name="ce2">
            <text:p>Others</text:p>
          </table:table-cell>
          <table:table-cell office:value-type="float" office:value="193" table:style-name="ce2">
            <text:p>193</text:p>
          </table:table-cell>
          <table:table-cell office:value-type="float" office:value="4588" table:style-name="ce8">
            <text:p>4588</text:p>
          </table:table-cell>
          <table:table-cell office:value-type="string" table:style-name="ce2">
            <text:p><text:span text:style-name="T2">79.24%</text:span></text:p>
          </table:table-cell>
          <table:table-cell office:value-type="float" office:value="8687" table:style-name="ce2">
            <text:p>8687</text:p>
          </table:table-cell>
          <table:table-cell office:value-type="float" office:value="39854705" table:style-name="ce2">
            <text:p>39854705</text:p>
          </table:table-cell>
          <table:table-cell office:value-type="float" office:value="34871737" table:style-name="ce2">
            <text:p>34871737</text:p>
          </table:table-cell>
          <table:table-cell office:value-type="float" office:value="84464422" table:style-name="ce1">
            <text:p>844644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ilks</text:span><text:span text:style-name="T2"><text:s/>Place</text:span><text:span text:style-name="T2"><text:s/>Yil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⻑榮鳳凰酒店</text:span><text:span text:style-name="T2">(</text:span><text:span text:style-name="T1">礁溪</text:span><text:span text:style-name="T2">)</text:span></text:p>
          </table:table-cell>
          <table:table-cell office:value-type="string" table:style-name="ce2">
            <text:p>Others</text:p>
          </table:table-cell>
          <table:table-cell office:value-type="float" office:value="231" table:style-name="ce2">
            <text:p>231</text:p>
          </table:table-cell>
          <table:table-cell office:value-type="float" office:value="5036" table:style-name="ce8">
            <text:p>5036</text:p>
          </table:table-cell>
          <table:table-cell office:value-type="string" table:style-name="ce2">
            <text:p><text:span text:style-name="T2">72.67%</text:span></text:p>
          </table:table-cell>
          <table:table-cell office:value-type="float" office:value="5662" table:style-name="ce2">
            <text:p>5662</text:p>
          </table:table-cell>
          <table:table-cell office:value-type="float" office:value="28511503" table:style-name="ce2">
            <text:p>28511503</text:p>
          </table:table-cell>
          <table:table-cell office:value-type="float" office:value="20284523" table:style-name="ce2">
            <text:p>20284523</text:p>
          </table:table-cell>
          <table:table-cell office:value-type="float" office:value="56140545" table:style-name="ce1">
            <text:p>561405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Evergreen</text:span><text:span text:style-name="T2"><text:s/>Resort</text:span><text:span text:style-name="T2"><text:s/>Hotel(Jiaosi)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綠舞國際觀光飯店</text:span></text:p>
          </table:table-cell>
          <table:table-cell office:value-type="string" table:style-name="ce2">
            <text:p>Others</text:p>
          </table:table-cell>
          <table:table-cell office:value-type="float" office:value="104" table:style-name="ce2">
            <text:p>104</text:p>
          </table:table-cell>
          <table:table-cell office:value-type="float" office:value="976" table:style-name="ce8">
            <text:p>976</text:p>
          </table:table-cell>
          <table:table-cell office:value-type="string" table:style-name="ce2">
            <text:p><text:span text:style-name="T2">31.28%</text:span></text:p>
          </table:table-cell>
          <table:table-cell office:value-type="float" office:value="5582" table:style-name="ce2">
            <text:p>5582</text:p>
          </table:table-cell>
          <table:table-cell office:value-type="float" office:value="5448519" table:style-name="ce2">
            <text:p>5448519</text:p>
          </table:table-cell>
          <table:table-cell office:value-type="float" office:value="4142233" table:style-name="ce2">
            <text:p>4142233</text:p>
          </table:table-cell>
          <table:table-cell office:value-type="float" office:value="10629404" table:style-name="ce1">
            <text:p>106294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Dancewoods</text:span><text:span text:style-name="T2"><text:s/>Hotels</text:span><text:span text:style-name="T2"><text:s/>and</text:span><text:span text:style-name="T2"><text:s/>Resorts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麒麟⼤飯店</text:span></text:p>
          </table:table-cell>
          <table:table-cell office:value-type="string" table:style-name="ce2">
            <text:p>Others</text:p>
          </table:table-cell>
          <table:table-cell office:value-type="float" office:value="167" table:style-name="ce2">
            <text:p>167</text:p>
          </table:table-cell>
          <table:table-cell office:value-type="float" office:value="2362" table:style-name="ce8">
            <text:p>2362</text:p>
          </table:table-cell>
          <table:table-cell office:value-type="string" table:style-name="ce2">
            <text:p><text:span text:style-name="T2">47.15%</text:span></text:p>
          </table:table-cell>
          <table:table-cell office:value-type="float" office:value="4126" table:style-name="ce2">
            <text:p>4126</text:p>
          </table:table-cell>
          <table:table-cell office:value-type="float" office:value="9744848" table:style-name="ce2">
            <text:p>9744848</text:p>
          </table:table-cell>
          <table:table-cell office:value-type="float" office:value="3357169" table:style-name="ce2">
            <text:p>3357169</text:p>
          </table:table-cell>
          <table:table-cell office:value-type="float" office:value="13362841" table:style-name="ce1">
            <text:p>133628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Kilin</text:span><text:span text:style-name="T2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娜路彎⼤酒店</text:span></text:p>
          </table:table-cell>
          <table:table-cell office:value-type="string" table:style-name="ce2">
            <text:p>Others</text:p>
          </table:table-cell>
          <table:table-cell office:value-type="float" office:value="276" table:style-name="ce2">
            <text:p>276</text:p>
          </table:table-cell>
          <table:table-cell office:value-type="float" office:value="4272" table:style-name="ce8">
            <text:p>4272</text:p>
          </table:table-cell>
          <table:table-cell office:value-type="string" table:style-name="ce2">
            <text:p><text:span text:style-name="T2">51.59%</text:span></text:p>
          </table:table-cell>
          <table:table-cell office:value-type="float" office:value="3234" table:style-name="ce2">
            <text:p>3234</text:p>
          </table:table-cell>
          <table:table-cell office:value-type="float" office:value="13817200" table:style-name="ce2">
            <text:p>13817200</text:p>
          </table:table-cell>
          <table:table-cell office:value-type="float" office:value="12591208" table:style-name="ce2">
            <text:p>12591208</text:p>
          </table:table-cell>
          <table:table-cell office:value-type="float" office:value="33940872" table:style-name="ce1">
            <text:p>339408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ormosan</text:span><text:span text:style-name="T2"><text:s/>Naruwan</text:span><text:span text:style-name="T2"><text:s/>Hotel</text:span><text:span text:style-name="T2"><text:s/>&amp;</text:span><text:span text:style-name="T2"><text:s/>Resort</text:span><text:span text:style-name="T2"><text:s/>Taitung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樂樂⽇暉溫泉酒店</text:span></text:p>
          </table:table-cell>
          <table:table-cell office:value-type="string" table:style-name="ce2">
            <text:p>Others</text:p>
          </table:table-cell>
          <table:table-cell office:value-type="float" office:value="48" table:style-name="ce2">
            <text:p>48</text:p>
          </table:table-cell>
          <table:table-cell office:value-type="float" office:value="319" table:style-name="ce8">
            <text:p>319</text:p>
          </table:table-cell>
          <table:table-cell office:value-type="string" table:style-name="ce2">
            <text:p><text:span text:style-name="T2">22.15%</text:span></text:p>
          </table:table-cell>
          <table:table-cell office:value-type="float" office:value="2356" table:style-name="ce2">
            <text:p>2356</text:p>
          </table:table-cell>
          <table:table-cell office:value-type="float" office:value="751685" table:style-name="ce2">
            <text:p>751685</text:p>
          </table:table-cell>
          <table:table-cell office:value-type="float" office:value="0" table:style-name="ce2">
            <text:p>0</text:p>
          </table:table-cell>
          <table:table-cell office:value-type="float" office:value="751685" table:style-name="ce1">
            <text:p>7516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J</text:span><text:span text:style-name="T2"><text:s/>RESORT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澎湖福朋喜來登酒店</text:span></text:p>
          </table:table-cell>
          <table:table-cell office:value-type="string" table:style-name="ce2">
            <text:p>Others</text:p>
          </table:table-cell>
          <table:table-cell office:value-type="float" office:value="331" table:style-name="ce2">
            <text:p>331</text:p>
          </table:table-cell>
          <table:table-cell office:value-type="float" office:value="2997" table:style-name="ce8">
            <text:p>2997</text:p>
          </table:table-cell>
          <table:table-cell office:value-type="string" table:style-name="ce2">
            <text:p><text:span text:style-name="T2">30.18%</text:span></text:p>
          </table:table-cell>
          <table:table-cell office:value-type="float" office:value="2125" table:style-name="ce2">
            <text:p>2125</text:p>
          </table:table-cell>
          <table:table-cell office:value-type="float" office:value="6369537" table:style-name="ce2">
            <text:p>6369537</text:p>
          </table:table-cell>
          <table:table-cell office:value-type="float" office:value="10013216" table:style-name="ce2">
            <text:p>10013216</text:p>
          </table:table-cell>
          <table:table-cell office:value-type="float" office:value="18318230" table:style-name="ce1">
            <text:p>1831823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our</text:span><text:span text:style-name="T2"><text:s/>Point</text:span><text:span text:style-name="T2"><text:s/>by</text:span><text:span text:style-name="T2"><text:s/>Sheraton</text:span><text:span text:style-name="T2"><text:s/>Penghu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耐斯王⼦⼤飯店</text:span></text:p>
          </table:table-cell>
          <table:table-cell office:value-type="string" table:style-name="ce2">
            <text:p>Others</text:p>
          </table:table-cell>
          <table:table-cell office:value-type="float" office:value="245" table:style-name="ce2">
            <text:p>245</text:p>
          </table:table-cell>
          <table:table-cell office:value-type="float" office:value="4670" table:style-name="ce8">
            <text:p>4670</text:p>
          </table:table-cell>
          <table:table-cell office:value-type="string" table:style-name="ce2">
            <text:p><text:span text:style-name="T2">63.54%</text:span></text:p>
          </table:table-cell>
          <table:table-cell office:value-type="float" office:value="2298" table:style-name="ce2">
            <text:p>2298</text:p>
          </table:table-cell>
          <table:table-cell office:value-type="float" office:value="10733805" table:style-name="ce2">
            <text:p>10733805</text:p>
          </table:table-cell>
          <table:table-cell office:value-type="float" office:value="15346833" table:style-name="ce2">
            <text:p>15346833</text:p>
          </table:table-cell>
          <table:table-cell office:value-type="float" office:value="27316230" table:style-name="ce1">
            <text:p>2731623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Nice</text:span><text:span text:style-name="T2"><text:s/>Prince</text:span><text:span text:style-name="T2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瓏⼭林台北中和飯店</text:span></text:p>
          </table:table-cell>
          <table:table-cell office:value-type="string" table:style-name="ce2">
            <text:p>Others</text:p>
          </table:table-cell>
          <table:table-cell office:value-type="float" office:value="126" table:style-name="ce2">
            <text:p>126</text:p>
          </table:table-cell>
          <table:table-cell office:value-type="float" office:value="1791" table:style-name="ce8">
            <text:p>1791</text:p>
          </table:table-cell>
          <table:table-cell office:value-type="string" table:style-name="ce2">
            <text:p><text:span text:style-name="T2">47.38%</text:span></text:p>
          </table:table-cell>
          <table:table-cell office:value-type="float" office:value="2446" table:style-name="ce2">
            <text:p>2446</text:p>
          </table:table-cell>
          <table:table-cell office:value-type="float" office:value="4379981" table:style-name="ce2">
            <text:p>4379981</text:p>
          </table:table-cell>
          <table:table-cell office:value-type="float" office:value="3330140" table:style-name="ce2">
            <text:p>3330140</text:p>
          </table:table-cell>
          <table:table-cell office:value-type="float" office:value="8876690" table:style-name="ce1">
            <text:p>887669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RSL</text:span><text:span text:style-name="T2"><text:s/>Hotel</text:span><text:span text:style-name="T2"><text:s/>Taipei</text:span><text:span text:style-name="T2"><text:s/>Zhonghe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碧特弗⼤飯店</text:span></text:p>
          </table:table-cell>
          <table:table-cell office:value-type="string" table:style-name="ce2">
            <text:p>Others</text:p>
          </table:table-cell>
          <table:table-cell office:value-type="float" office:value="54" table:style-name="ce2">
            <text:p>54</text:p>
          </table:table-cell>
          <table:table-cell office:value-type="float" office:value="495" table:style-name="ce8">
            <text:p>495</text:p>
          </table:table-cell>
          <table:table-cell office:value-type="string" table:style-name="ce2">
            <text:p><text:span text:style-name="T2">30.56%</text:span></text:p>
          </table:table-cell>
          <table:table-cell office:value-type="float" office:value="2406" table:style-name="ce2">
            <text:p>2406</text:p>
          </table:table-cell>
          <table:table-cell office:value-type="float" office:value="1191085" table:style-name="ce2">
            <text:p>1191085</text:p>
          </table:table-cell>
          <table:table-cell office:value-type="float" office:value="197490" table:style-name="ce2">
            <text:p>197490</text:p>
          </table:table-cell>
          <table:table-cell office:value-type="float" office:value="1388575" table:style-name="ce1">
            <text:p>13885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Beautiful</text:span><text:span text:style-name="T2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美麗春天⼤飯店</text:span></text:p>
          </table:table-cell>
          <table:table-cell office:value-type="string" table:style-name="ce2">
            <text:p>Others</text:p>
          </table:table-cell>
          <table:table-cell office:value-type="float" office:value="34" table:style-name="ce2">
            <text:p>34</text:p>
          </table:table-cell>
          <table:table-cell office:value-type="float" office:value="315" table:style-name="ce8">
            <text:p>315</text:p>
          </table:table-cell>
          <table:table-cell office:value-type="string" table:style-name="ce2">
            <text:p><text:span text:style-name="T2">30.88%</text:span></text:p>
          </table:table-cell>
          <table:table-cell office:value-type="float" office:value="2407" table:style-name="ce2">
            <text:p>2407</text:p>
          </table:table-cell>
          <table:table-cell office:value-type="float" office:value="758317" table:style-name="ce2">
            <text:p>758317</text:p>
          </table:table-cell>
          <table:table-cell office:value-type="float" office:value="261790" table:style-name="ce2">
            <text:p>261790</text:p>
          </table:table-cell>
          <table:table-cell office:value-type="float" office:value="1020107" table:style-name="ce1">
            <text:p>10201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Beautiful</text:span><text:span text:style-name="T2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遠百企業觀光旅館</text:span></text:p>
          </table:table-cell>
          <table:table-cell office:value-type="string" table:style-name="ce2">
            <text:p>Others</text:p>
          </table:table-cell>
          <table:table-cell office:value-type="float" office:value="40" table:style-name="ce2">
            <text:p>40</text:p>
          </table:table-cell>
          <table:table-cell office:value-type="float" office:value="71" table:style-name="ce8">
            <text:p>71</text:p>
          </table:table-cell>
          <table:table-cell office:value-type="string" table:style-name="ce2">
            <text:p><text:span text:style-name="T2">5.92%</text:span></text:p>
          </table:table-cell>
          <table:table-cell office:value-type="float" office:value="1003" table:style-name="ce2">
            <text:p>1003</text:p>
          </table:table-cell>
          <table:table-cell office:value-type="float" office:value="71200" table:style-name="ce2">
            <text:p>71200</text:p>
          </table:table-cell>
          <table:table-cell office:value-type="float" office:value="0" table:style-name="ce2">
            <text:p>0</text:p>
          </table:table-cell>
          <table:table-cell office:value-type="float" office:value="71200" table:style-name="ce1">
            <text:p>712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ar</text:span><text:span text:style-name="T2"><text:s/>Eastem</text:span><text:span text:style-name="T2"><text:s/>Geant</text:span><text:span text:style-name="T2"><text:s/>Tourist</text:span><text:span text:style-name="T2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幼獅⼤飯店</text:span></text:p>
          </table:table-cell>
          <table:table-cell office:value-type="string" table:style-name="ce2">
            <text:p>Others</text:p>
          </table:table-cell>
          <table:table-cell office:value-type="float" office:value="55" table:style-name="ce2">
            <text:p>55</text:p>
          </table:table-cell>
          <table:table-cell office:value-type="float" office:value="425" table:style-name="ce8">
            <text:p>425</text:p>
          </table:table-cell>
          <table:table-cell office:value-type="string" table:style-name="ce2">
            <text:p><text:span text:style-name="T2">25.76%</text:span></text:p>
          </table:table-cell>
          <table:table-cell office:value-type="float" office:value="1537" table:style-name="ce2">
            <text:p>1537</text:p>
          </table:table-cell>
          <table:table-cell office:value-type="float" office:value="653200" table:style-name="ce2">
            <text:p>653200</text:p>
          </table:table-cell>
          <table:table-cell office:value-type="float" office:value="0" table:style-name="ce2">
            <text:p>0</text:p>
          </table:table-cell>
          <table:table-cell office:value-type="float" office:value="684400" table:style-name="ce1">
            <text:p>6844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Lion</text:span><text:span text:style-name="T2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⼭泉⼤飯店</text:span></text:p>
          </table:table-cell>
          <table:table-cell office:value-type="string" table:style-name="ce2">
            <text:p>Others</text:p>
          </table:table-cell>
          <table:table-cell office:value-type="float" office:value="146" table:style-name="ce2">
            <text:p>146</text:p>
          </table:table-cell>
          <table:table-cell office:value-type="float" office:value="3767" table:style-name="ce8">
            <text:p>3767</text:p>
          </table:table-cell>
          <table:table-cell office:value-type="string" table:style-name="ce2">
            <text:p><text:span text:style-name="T2">86.00%</text:span></text:p>
          </table:table-cell>
          <table:table-cell office:value-type="float" office:value="1983" table:style-name="ce2">
            <text:p>1983</text:p>
          </table:table-cell>
          <table:table-cell office:value-type="float" office:value="7470514" table:style-name="ce2">
            <text:p>7470514</text:p>
          </table:table-cell>
          <table:table-cell office:value-type="float" office:value="1215165" table:style-name="ce2">
            <text:p>1215165</text:p>
          </table:table-cell>
          <table:table-cell office:value-type="float" office:value="9142820" table:style-name="ce1">
            <text:p>914282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un</text:span><text:span text:style-name="T2"><text:s/>Spring</text:span><text:span text:style-name="T2"><text:s/>Resort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悅川酒店</text:span></text:p>
          </table:table-cell>
          <table:table-cell office:value-type="string" table:style-name="ce2">
            <text:p>Others</text:p>
          </table:table-cell>
          <table:table-cell office:value-type="float" office:value="103" table:style-name="ce2">
            <text:p>103</text:p>
          </table:table-cell>
          <table:table-cell office:value-type="float" office:value="2330" table:style-name="ce8">
            <text:p>2330</text:p>
          </table:table-cell>
          <table:table-cell office:value-type="string" table:style-name="ce2">
            <text:p><text:span text:style-name="T2">75.40%</text:span></text:p>
          </table:table-cell>
          <table:table-cell office:value-type="float" office:value="3724" table:style-name="ce2">
            <text:p>3724</text:p>
          </table:table-cell>
          <table:table-cell office:value-type="float" office:value="8675777" table:style-name="ce2">
            <text:p>8675777</text:p>
          </table:table-cell>
          <table:table-cell office:value-type="float" office:value="6309394" table:style-name="ce2">
            <text:p>6309394</text:p>
          </table:table-cell>
          <table:table-cell office:value-type="float" office:value="14985171" table:style-name="ce1">
            <text:p>149851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Walde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東桂⽥喜來登酒店</text:span></text:p>
          </table:table-cell>
          <table:table-cell office:value-type="string" table:style-name="ce2">
            <text:p>Others</text:p>
          </table:table-cell>
          <table:table-cell office:value-type="float" office:value="278" table:style-name="ce2">
            <text:p>278</text:p>
          </table:table-cell>
          <table:table-cell office:value-type="float" office:value="4046" table:style-name="ce8">
            <text:p>4046</text:p>
          </table:table-cell>
          <table:table-cell office:value-type="string" table:style-name="ce2">
            <text:p><text:span text:style-name="T2">48.51%</text:span></text:p>
          </table:table-cell>
          <table:table-cell office:value-type="float" office:value="2618" table:style-name="ce2">
            <text:p>2618</text:p>
          </table:table-cell>
          <table:table-cell office:value-type="float" office:value="10592745" table:style-name="ce2">
            <text:p>10592745</text:p>
          </table:table-cell>
          <table:table-cell office:value-type="float" office:value="14165667" table:style-name="ce2">
            <text:p>14165667</text:p>
          </table:table-cell>
          <table:table-cell office:value-type="float" office:value="25531251" table:style-name="ce1">
            <text:p>255312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QUEENAPLAZA</text:span><text:span text:style-name="T2"><text:s/>HOTEL</text:span><text:span text:style-name="T2"><text:s/>TAITUNG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寶華⼤飯店</text:span></text:p>
          </table:table-cell>
          <table:table-cell office:value-type="string" table:style-name="ce2">
            <text:p>Others</text:p>
          </table:table-cell>
          <table:table-cell office:value-type="float" office:value="78" table:style-name="ce2">
            <text:p>78</text:p>
          </table:table-cell>
          <table:table-cell office:value-type="float" office:value="180" table:style-name="ce8">
            <text:p>180</text:p>
          </table:table-cell>
          <table:table-cell office:value-type="string" table:style-name="ce2">
            <text:p><text:span text:style-name="T2">7.69%</text:span></text:p>
          </table:table-cell>
          <table:table-cell office:value-type="float" office:value="1642" table:style-name="ce2">
            <text:p>1642</text:p>
          </table:table-cell>
          <table:table-cell office:value-type="float" office:value="295633" table:style-name="ce2">
            <text:p>295633</text:p>
          </table:table-cell>
          <table:table-cell office:value-type="float" office:value="0" table:style-name="ce2">
            <text:p>0</text:p>
          </table:table-cell>
          <table:table-cell office:value-type="float" office:value="297633" table:style-name="ce1">
            <text:p>2976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Bowa</text:span><text:span text:style-name="T2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⻑榮桂冠酒店</text:span><text:span text:style-name="T2">(</text:span><text:span text:style-name="T1">基隆</text:span><text:span text:style-name="T2">)</text:span></text:p>
          </table:table-cell>
          <table:table-cell office:value-type="string" table:style-name="ce2">
            <text:p>Others</text:p>
          </table:table-cell>
          <table:table-cell office:value-type="float" office:value="140" table:style-name="ce2">
            <text:p>140</text:p>
          </table:table-cell>
          <table:table-cell office:value-type="float" office:value="3625" table:style-name="ce8">
            <text:p>3625</text:p>
          </table:table-cell>
          <table:table-cell office:value-type="string" table:style-name="ce2">
            <text:p><text:span text:style-name="T2">86.31%</text:span></text:p>
          </table:table-cell>
          <table:table-cell office:value-type="float" office:value="2517" table:style-name="ce2">
            <text:p>2517</text:p>
          </table:table-cell>
          <table:table-cell office:value-type="float" office:value="9125765" table:style-name="ce2">
            <text:p>9125765</text:p>
          </table:table-cell>
          <table:table-cell office:value-type="float" office:value="5833658" table:style-name="ce2">
            <text:p>5833658</text:p>
          </table:table-cell>
          <table:table-cell office:value-type="float" office:value="17825046" table:style-name="ce1">
            <text:p>17825046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vergreen Laurel Hotel (Keelung)<text:s/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鈺通⼤飯店</text:span></text:p>
          </table:table-cell>
          <table:table-cell office:value-type="string" table:style-name="ce2">
            <text:p>Others</text:p>
          </table:table-cell>
          <table:table-cell office:value-type="float" office:value="120" table:style-name="ce2">
            <text:p>120</text:p>
          </table:table-cell>
          <table:table-cell office:value-type="float" office:value="1225" table:style-name="ce8">
            <text:p>1225</text:p>
          </table:table-cell>
          <table:table-cell office:value-type="string" table:style-name="ce2">
            <text:p><text:span text:style-name="T2">34.03%</text:span></text:p>
          </table:table-cell>
          <table:table-cell office:value-type="float" office:value="1701" table:style-name="ce2">
            <text:p>1701</text:p>
          </table:table-cell>
          <table:table-cell office:value-type="float" office:value="2084327" table:style-name="ce2">
            <text:p>2084327</text:p>
          </table:table-cell>
          <table:table-cell office:value-type="float" office:value="4819418" table:style-name="ce2">
            <text:p>4819418</text:p>
          </table:table-cell>
          <table:table-cell office:value-type="float" office:value="17825046" table:style-name="ce1">
            <text:p>178250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Yuh-Tong</text:span><text:span text:style-name="T2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陸島酒店</text:span></text:p>
          </table:table-cell>
          <table:table-cell office:value-type="string" table:style-name="ce2">
            <text:p>Others</text:p>
          </table:table-cell>
          <table:table-cell office:value-type="float" office:value="47" table:style-name="ce2">
            <text:p>47</text:p>
          </table:table-cell>
          <table:table-cell office:value-type="float" office:value="801" table:style-name="ce8">
            <text:p>801</text:p>
          </table:table-cell>
          <table:table-cell office:value-type="string" table:style-name="ce2">
            <text:p><text:span text:style-name="T2">56.81%</text:span></text:p>
          </table:table-cell>
          <table:table-cell office:value-type="float" office:value="1441" table:style-name="ce2">
            <text:p>1441</text:p>
          </table:table-cell>
          <table:table-cell office:value-type="float" office:value="1154579" table:style-name="ce2">
            <text:p>1154579</text:p>
          </table:table-cell>
          <table:table-cell office:value-type="float" office:value="128560" table:style-name="ce2">
            <text:p>128560</text:p>
          </table:table-cell>
          <table:table-cell office:value-type="float" office:value="17825046" table:style-name="ce1">
            <text:p>178250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LUDAO</text:span><text:span text:style-name="T2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32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libri" svg:font-family="Calibri"/>
    <style:font-face style:name="Microsoft JhengHei" svg:font-family="&quot;Microsoft JhengHei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middle" fo:background-color="transparent"/>
      <style:text-properties fo:color="#000000" style:font-name="Verdana" style:font-name-asian="Verdana" style:font-name-complex="Verdana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/>
    <dc:creator>emmayianpan</dc:creator>
    <meta:creation-date>2006-09-13T11:21:51Z</meta:creation-date>
    <dc:date>2021-03-23T18:46:50Z</dc:date>
  </office:meta>
</office:document-meta>
</file>